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02in"/>
    </style:style>
    <style:style style:name="co3" style:family="table-column">
      <style:table-column-properties fo:break-before="auto" style:column-width="0.9417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0.9953in"/>
    </style:style>
    <style:style style:name="co6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#99ffff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ccff66"/>
    </style:style>
  </office:automatic-styles>
  <office:body>
    <office:spreadsheet>
      <table:table table:name="Sort M=131072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M=131072</text:p>
          </table:table-cell>
          <table:table-cell office:value-type="string" calcext:value-type="string" table:number-columns-spanned="5" table:number-rows-spanned="1">
            <text:p>Running Time</text:p>
          </table:table-cell>
          <table:covered-table-cell table:number-columns-repeated="3"/>
          <table:covered-table-cell table:style-name="ce1"/>
          <table:table-cell table:style-name="ce1" table:number-columns-repeated="5"/>
          <table:table-cell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1">
          <table:table-cell table:style-name="ce1"/>
          <table:table-cell office:value-type="string" calcext:value-type="string">
            <text:p>mix-r2</text:p>
          </table:table-cell>
          <table:table-cell office:value-type="string" calcext:value-type="string">
            <text:p>sort-r2</text:p>
          </table:table-cell>
          <table:table-cell office:value-type="string" calcext:value-type="string">
            <text:p>mix-r4</text:p>
          </table:table-cell>
          <table:table-cell office:value-type="string" calcext:value-type="string">
            <text:p>sort-r4</text:p>
          </table:table-cell>
          <table:table-cell table:style-name="ce1" office:value-type="string" calcext:value-type="string">
            <text:p>Goodrich</text:p>
          </table:table-cell>
          <table:table-cell table:style-name="ce1" table:number-columns-repeated="2"/>
          <table:table-cell table:style-name="ce1" office:value-type="string" calcext:value-type="string">
            <text:p>Sober r2</text:p>
          </table:table-cell>
          <table:table-cell table:style-name="ce1" office:value-type="string" calcext:value-type="string">
            <text:p>Sober r4</text:p>
          </table:table-cell>
          <table:table-cell table:style-name="ce1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3.57818+3.93388" office:value-type="float" office:value="7.51206" calcext:value-type="float">
            <text:p>7.51206</text:p>
          </table:table-cell>
          <table:table-cell office:value-type="float" office:value="15.7543" calcext:value-type="float">
            <text:p>15.7543</text:p>
          </table:table-cell>
          <table:table-cell table:formula="of:=3.53419+3.84584+3.7602+4.26543" office:value-type="float" office:value="15.40566" calcext:value-type="float">
            <text:p>15.40566</text:p>
          </table:table-cell>
          <table:table-cell office:value-type="float" office:value="14.904" calcext:value-type="float">
            <text:p>14.904</text:p>
          </table:table-cell>
          <table:table-cell table:style-name="ce1" office:value-type="float" office:value="65.7037" calcext:value-type="float">
            <text:p>65.7037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table:formula="of:=[.B4]+[.C4]" office:value-type="float" office:value="23.26636" calcext:value-type="float">
            <text:p>23.26636</text:p>
          </table:table-cell>
          <table:table-cell table:style-name="ce1" table:formula="of:=[.E4]+[.D4]" office:value-type="float" office:value="30.30966" calcext:value-type="float">
            <text:p>30.30966</text:p>
          </table:table-cell>
          <table:table-cell table:style-name="ce1" office:value-type="float" office:value="65.7037" calcext:value-type="float">
            <text:p>65.7037</text:p>
          </table:table-cell>
          <table:table-cell table:number-columns-repeated="101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7.09108+7.14493" office:value-type="float" office:value="14.23601" calcext:value-type="float">
            <text:p>14.23601</text:p>
          </table:table-cell>
          <table:table-cell office:value-type="float" office:value="30.873" calcext:value-type="float">
            <text:p>30.873</text:p>
          </table:table-cell>
          <table:table-cell table:formula="of:=6.6853+7.22849+6.95231+6.94736" office:value-type="float" office:value="27.81346" calcext:value-type="float">
            <text:p>27.81346</text:p>
          </table:table-cell>
          <table:table-cell office:value-type="float" office:value="30.8493" calcext:value-type="float">
            <text:p>30.8493</text:p>
          </table:table-cell>
          <table:table-cell table:style-name="ce1" office:value-type="float" office:value="217.97" calcext:value-type="float">
            <text:p>217.97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table:formula="of:=[.B5]+[.C5]" office:value-type="float" office:value="45.10901" calcext:value-type="float">
            <text:p>45.10901</text:p>
          </table:table-cell>
          <table:table-cell table:style-name="ce1" table:formula="of:=[.E5]+[.D5]" office:value-type="float" office:value="58.66276" calcext:value-type="float">
            <text:p>58.66276</text:p>
          </table:table-cell>
          <table:table-cell table:style-name="ce1" office:value-type="float" office:value="217.97" calcext:value-type="float">
            <text:p>217.97</text:p>
          </table:table-cell>
          <table:table-cell table:number-columns-repeated="101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13.485+13.6147" office:value-type="float" office:value="27.0997" calcext:value-type="float">
            <text:p>27.0997</text:p>
          </table:table-cell>
          <table:table-cell office:value-type="float" office:value="62.3445" calcext:value-type="float">
            <text:p>62.3445</text:p>
          </table:table-cell>
          <table:table-cell table:formula="of:=12.6939+12.8191+12.3573+12.2948" office:value-type="float" office:value="50.1651" calcext:value-type="float">
            <text:p>50.1651</text:p>
          </table:table-cell>
          <table:table-cell office:value-type="float" office:value="59.8273" calcext:value-type="float">
            <text:p>59.8273</text:p>
          </table:table-cell>
          <table:table-cell table:style-name="ce1" office:value-type="float" office:value="440.366" calcext:value-type="float">
            <text:p>440.366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table:formula="of:=[.B6]+[.C6]" office:value-type="float" office:value="89.4442" calcext:value-type="float">
            <text:p>89.4442</text:p>
          </table:table-cell>
          <table:table-cell table:style-name="ce1" table:formula="of:=[.E6]+[.D6]" office:value-type="float" office:value="109.9924" calcext:value-type="float">
            <text:p>109.9924</text:p>
          </table:table-cell>
          <table:table-cell table:style-name="ce1" office:value-type="float" office:value="440.366" calcext:value-type="float">
            <text:p>440.366</text:p>
          </table:table-cell>
          <table:table-cell table:number-columns-repeated="1013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formula="of:=27.1726+29.6311" office:value-type="float" office:value="56.8037" calcext:value-type="float">
            <text:p>56.8037</text:p>
          </table:table-cell>
          <table:table-cell office:value-type="float" office:value="136.207" calcext:value-type="float">
            <text:p>136.207</text:p>
          </table:table-cell>
          <table:table-cell table:formula="of:=24.6388+24.842+24.5897+24.36" office:value-type="float" office:value="98.4305" calcext:value-type="float">
            <text:p>98.4305</text:p>
          </table:table-cell>
          <table:table-cell office:value-type="float" office:value="139.056" calcext:value-type="float">
            <text:p>139.056</text:p>
          </table:table-cell>
          <table:table-cell table:style-name="ce1" office:value-type="float" office:value="1352.27" calcext:value-type="float">
            <text:p>1352.27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table:formula="of:=[.B7]+[.C7]" office:value-type="float" office:value="193.0107" calcext:value-type="float">
            <text:p>193.0107</text:p>
          </table:table-cell>
          <table:table-cell table:style-name="ce1" table:formula="of:=[.E7]+[.D7]" office:value-type="float" office:value="237.4865" calcext:value-type="float">
            <text:p>237.4865</text:p>
          </table:table-cell>
          <table:table-cell table:style-name="ce1" office:value-type="float" office:value="1352.27" calcext:value-type="float">
            <text:p>1352.27</text:p>
          </table:table-cell>
          <table:table-cell table:number-columns-repeated="1013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formula="of:=106.758+176.824" office:value-type="float" office:value="283.582" calcext:value-type="float">
            <text:p>283.582</text:p>
          </table:table-cell>
          <table:table-cell office:value-type="float" office:value="370.803" calcext:value-type="float">
            <text:p>370.803</text:p>
          </table:table-cell>
          <table:table-cell table:formula="of:=112.522+192.972+175.764+180.628" office:value-type="float" office:value="661.886" calcext:value-type="float">
            <text:p>661.886</text:p>
          </table:table-cell>
          <table:table-cell office:value-type="float" office:value="371.419" calcext:value-type="float">
            <text:p>371.419</text:p>
          </table:table-cell>
          <table:table-cell table:style-name="ce1" office:value-type="float" office:value="2829.39" calcext:value-type="float">
            <text:p>2829.39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" table:formula="of:=[.B8]+[.C8]" office:value-type="float" office:value="654.385" calcext:value-type="float">
            <text:p>654.385</text:p>
          </table:table-cell>
          <table:table-cell table:style-name="ce1" table:formula="of:=[.E8]+[.D8]" office:value-type="float" office:value="1033.305" calcext:value-type="float">
            <text:p>1033.305</text:p>
          </table:table-cell>
          <table:table-cell table:style-name="ce1" office:value-type="float" office:value="2829.39" calcext:value-type="float">
            <text:p>2829.39</text:p>
          </table:table-cell>
          <table:table-cell table:number-columns-repeated="101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M=131072</text:p>
          </table:table-cell>
          <table:table-cell table:style-name="ce3" office:value-type="string" calcext:value-type="string" table:number-columns-spanned="5" table:number-rows-spanned="1">
            <text:p># Encryption</text:p>
          </table:table-cell>
          <table:covered-table-cell table:number-columns-repeated="4" table:style-name="ce3"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mix-r2</text:p>
          </table:table-cell>
          <table:table-cell table:style-name="ce3" office:value-type="string" calcext:value-type="string">
            <text:p>sort-r2</text:p>
          </table:table-cell>
          <table:table-cell table:style-name="ce3" office:value-type="string" calcext:value-type="string">
            <text:p>mix-r4</text:p>
          </table:table-cell>
          <table:table-cell table:style-name="ce3" office:value-type="string" calcext:value-type="string">
            <text:p>sort-r4</text:p>
          </table:table-cell>
          <table:table-cell table:style-name="ce3" office:value-type="string" calcext:value-type="string">
            <text:p>Goodrich</text:p>
          </table:table-cell>
          <table:table-cell/>
          <table:table-cell table:style-name="ce3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Sober r4</text:p>
          </table:table-cell>
          <table:table-cell table:style-name="ce3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35521" calcext:value-type="float">
            <text:p>4035521</text:p>
          </table:table-cell>
          <table:table-cell table:style-name="ce3" office:value-type="float" office:value="4109378" calcext:value-type="float">
            <text:p>4109378</text:p>
          </table:table-cell>
          <table:table-cell table:style-name="ce3" office:value-type="float" office:value="8139372" calcext:value-type="float">
            <text:p>8139372</text:p>
          </table:table-cell>
          <table:table-cell table:style-name="ce3" office:value-type="float" office:value="4032598" calcext:value-type="float">
            <text:p>4032598</text:p>
          </table:table-cell>
          <table:table-cell table:style-name="ce3" office:value-type="float" office:value="12582912" calcext:value-type="float">
            <text:p>12582912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[.B12]+[.C12]" office:value-type="float" office:value="8144899" calcext:value-type="float">
            <text:p>8144899</text:p>
          </table:table-cell>
          <table:table-cell table:style-name="ce3" table:formula="of:=[.D12]+[.E12]" office:value-type="float" office:value="12171970" calcext:value-type="float">
            <text:p>12171970</text:p>
          </table:table-cell>
          <table:table-cell table:style-name="ce3" office:value-type="float" office:value="12582912" calcext:value-type="float">
            <text:p>12582912</text:p>
          </table:table-cell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8039179" calcext:value-type="float">
            <text:p>8039179</text:p>
          </table:table-cell>
          <table:table-cell table:style-name="ce3" office:value-type="float" office:value="8136967" calcext:value-type="float">
            <text:p>8136967</text:p>
          </table:table-cell>
          <table:table-cell table:style-name="ce3" office:value-type="float" office:value="16168825" calcext:value-type="float">
            <text:p>16168825</text:p>
          </table:table-cell>
          <table:table-cell table:style-name="ce3" office:value-type="float" office:value="8082906" calcext:value-type="float">
            <text:p>8082906</text:p>
          </table:table-cell>
          <table:table-cell table:style-name="ce3" office:value-type="float" office:value="41943040" calcext:value-type="float">
            <text:p>41943040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[.B13]+[.C13]" office:value-type="float" office:value="16176146" calcext:value-type="float">
            <text:p>16176146</text:p>
          </table:table-cell>
          <table:table-cell table:style-name="ce3" table:formula="of:=[.D13]+[.E13]" office:value-type="float" office:value="24251731" calcext:value-type="float">
            <text:p>24251731</text:p>
          </table:table-cell>
          <table:table-cell table:style-name="ce3" office:value-type="float" office:value="41943040" calcext:value-type="float">
            <text:p>41943040</text:p>
          </table:table-cell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043992" calcext:value-type="float">
            <text:p>16043992</text:p>
          </table:table-cell>
          <table:table-cell table:style-name="ce3" office:value-type="float" office:value="16356256" calcext:value-type="float">
            <text:p>16356256</text:p>
          </table:table-cell>
          <table:table-cell table:style-name="ce3" office:value-type="float" office:value="31652303" calcext:value-type="float">
            <text:p>31652303</text:p>
          </table:table-cell>
          <table:table-cell table:style-name="ce3" office:value-type="float" office:value="15339194" calcext:value-type="float">
            <text:p>15339194</text:p>
          </table:table-cell>
          <table:table-cell table:style-name="ce3" office:value-type="float" office:value="83886080" calcext:value-type="float">
            <text:p>83886080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table:formula="of:=[.B14]+[.C14]" office:value-type="float" office:value="32400248" calcext:value-type="float">
            <text:p>32400248</text:p>
          </table:table-cell>
          <table:table-cell table:style-name="ce3" table:formula="of:=[.D14]+[.E14]" office:value-type="float" office:value="46991497" calcext:value-type="float">
            <text:p>46991497</text:p>
          </table:table-cell>
          <table:table-cell table:style-name="ce3" office:value-type="float" office:value="83886080" calcext:value-type="float">
            <text:p>83886080</text:p>
          </table:table-cell>
          <table:table-cell table:number-columns-repeated="101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2106199" calcext:value-type="float">
            <text:p>32106199</text:p>
          </table:table-cell>
          <table:table-cell table:style-name="ce3" office:value-type="float" office:value="32696848" calcext:value-type="float">
            <text:p>32696848</text:p>
          </table:table-cell>
          <table:table-cell table:style-name="ce3" office:value-type="float" office:value="63310563" calcext:value-type="float">
            <text:p>63310563</text:p>
          </table:table-cell>
          <table:table-cell table:style-name="ce3" office:value-type="float" office:value="32072747" calcext:value-type="float">
            <text:p>32072747</text:p>
          </table:table-cell>
          <table:table-cell table:style-name="ce3" office:value-type="float" office:value="251658240" calcext:value-type="float">
            <text:p>251658240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3" table:formula="of:=[.B15]+[.C15]" office:value-type="float" office:value="64803047" calcext:value-type="float">
            <text:p>64803047</text:p>
          </table:table-cell>
          <table:table-cell table:style-name="ce3" table:formula="of:=[.D15]+[.E15]" office:value-type="float" office:value="95383310" calcext:value-type="float">
            <text:p>95383310</text:p>
          </table:table-cell>
          <table:table-cell table:style-name="ce3" office:value-type="float" office:value="251658240" calcext:value-type="float">
            <text:p>251658240</text:p>
          </table:table-cell>
          <table:table-cell table:number-columns-repeated="1013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5430676" calcext:value-type="float">
            <text:p>65430676</text:p>
          </table:table-cell>
          <table:table-cell table:style-name="ce3" office:value-type="float" office:value="66074371" calcext:value-type="float">
            <text:p>66074371</text:p>
          </table:table-cell>
          <table:table-cell table:style-name="ce3" office:value-type="float" office:value="132484684" calcext:value-type="float">
            <text:p>132484684</text:p>
          </table:table-cell>
          <table:table-cell table:style-name="ce3" office:value-type="float" office:value="66077344" calcext:value-type="float">
            <text:p>66077344</text:p>
          </table:table-cell>
          <table:table-cell table:style-name="ce3" office:value-type="float" office:value="503316480" calcext:value-type="float">
            <text:p>503316480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style-name="ce3" table:formula="of:=[.B16]+[.C16]" office:value-type="float" office:value="131505047" calcext:value-type="float">
            <text:p>131505047</text:p>
          </table:table-cell>
          <table:table-cell table:style-name="ce3" table:formula="of:=[.D16]+[.E16]" office:value-type="float" office:value="198562028" calcext:value-type="float">
            <text:p>198562028</text:p>
          </table:table-cell>
          <table:table-cell table:style-name="ce3" office:value-type="float" office:value="503316480" calcext:value-type="float">
            <text:p>50331648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M=131072</text:p>
          </table:table-cell>
          <table:table-cell table:style-name="ce4" office:value-type="string" calcext:value-type="string" table:number-columns-spanned="5" table:number-rows-spanned="1">
            <text:p># Decryption</text:p>
          </table:table-cell>
          <table:covered-table-cell table:number-columns-repeated="4" table:style-name="ce4"/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mix-r2</text:p>
          </table:table-cell>
          <table:table-cell table:style-name="ce4" office:value-type="string" calcext:value-type="string">
            <text:p>sort-r2</text:p>
          </table:table-cell>
          <table:table-cell table:style-name="ce4" office:value-type="string" calcext:value-type="string">
            <text:p>mix-r4</text:p>
          </table:table-cell>
          <table:table-cell table:style-name="ce4" office:value-type="string" calcext:value-type="string">
            <text:p>sort-r4</text:p>
          </table:table-cell>
          <table:table-cell table:style-name="ce4" office:value-type="string" calcext:value-type="string">
            <text:p>Goodrich</text:p>
          </table:table-cell>
          <table:table-cell/>
          <table:table-cell table:style-name="ce4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Sober r4</text:p>
          </table:table-cell>
          <table:table-cell table:style-name="ce4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4023100" calcext:value-type="float">
            <text:p>4023100</text:p>
          </table:table-cell>
          <table:table-cell table:style-name="ce4" office:value-type="float" office:value="4118110" calcext:value-type="float">
            <text:p>4118110</text:p>
          </table:table-cell>
          <table:table-cell table:style-name="ce4" office:value-type="float" office:value="8098744" calcext:value-type="float">
            <text:p>8098744</text:p>
          </table:table-cell>
          <table:table-cell table:style-name="ce4" office:value-type="float" office:value="4077652" calcext:value-type="float">
            <text:p>4077652</text:p>
          </table:table-cell>
          <table:table-cell table:style-name="ce4" office:value-type="float" office:value="12582912" calcext:value-type="float">
            <text:p>12582912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table:formula="of:=[.B20]+[.C20]" office:value-type="float" office:value="8141210" calcext:value-type="float">
            <text:p>8141210</text:p>
          </table:table-cell>
          <table:table-cell table:style-name="ce4" table:formula="of:=[.D20]+[.E20]" office:value-type="float" office:value="12176396" calcext:value-type="float">
            <text:p>12176396</text:p>
          </table:table-cell>
          <table:table-cell table:style-name="ce4" office:value-type="float" office:value="12582912" calcext:value-type="float">
            <text:p>12582912</text:p>
          </table:table-cell>
          <table:table-cell table:number-columns-repeated="101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08741" calcext:value-type="float">
            <text:p>8008741</text:p>
          </table:table-cell>
          <table:table-cell table:style-name="ce4" office:value-type="float" office:value="8253319" calcext:value-type="float">
            <text:p>8253319</text:p>
          </table:table-cell>
          <table:table-cell table:style-name="ce4" office:value-type="float" office:value="16130210" calcext:value-type="float">
            <text:p>16130210</text:p>
          </table:table-cell>
          <table:table-cell table:style-name="ce4" office:value-type="float" office:value="8200193" calcext:value-type="float">
            <text:p>8200193</text:p>
          </table:table-cell>
          <table:table-cell table:style-name="ce4" office:value-type="float" office:value="41943040" calcext:value-type="float">
            <text:p>41943040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 table:formula="of:=[.B21]+[.C21]" office:value-type="float" office:value="16262060" calcext:value-type="float">
            <text:p>16262060</text:p>
          </table:table-cell>
          <table:table-cell table:style-name="ce4" table:formula="of:=[.D21]+[.E21]" office:value-type="float" office:value="24330403" calcext:value-type="float">
            <text:p>24330403</text:p>
          </table:table-cell>
          <table:table-cell table:style-name="ce4" office:value-type="float" office:value="41943040" calcext:value-type="float">
            <text:p>41943040</text:p>
          </table:table-cell>
          <table:table-cell table:number-columns-repeated="1013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15987604" calcext:value-type="float">
            <text:p>15987604</text:p>
          </table:table-cell>
          <table:table-cell table:style-name="ce4" office:value-type="float" office:value="16523637" calcext:value-type="float">
            <text:p>16523637</text:p>
          </table:table-cell>
          <table:table-cell table:style-name="ce4" office:value-type="float" office:value="31389702" calcext:value-type="float">
            <text:p>31389702</text:p>
          </table:table-cell>
          <table:table-cell table:style-name="ce4" office:value-type="float" office:value="16011300" calcext:value-type="float">
            <text:p>16011300</text:p>
          </table:table-cell>
          <table:table-cell table:style-name="ce4" office:value-type="float" office:value="83886080" calcext:value-type="float">
            <text:p>83886080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 table:formula="of:=[.B22]+[.C22]" office:value-type="float" office:value="32511241" calcext:value-type="float">
            <text:p>32511241</text:p>
          </table:table-cell>
          <table:table-cell table:style-name="ce4" table:formula="of:=[.D22]+[.E22]" office:value-type="float" office:value="47401002" calcext:value-type="float">
            <text:p>47401002</text:p>
          </table:table-cell>
          <table:table-cell table:style-name="ce4" office:value-type="float" office:value="83886080" calcext:value-type="float">
            <text:p>83886080</text:p>
          </table:table-cell>
          <table:table-cell table:number-columns-repeated="1013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1987979" calcext:value-type="float">
            <text:p>31987979</text:p>
          </table:table-cell>
          <table:table-cell table:style-name="ce4" office:value-type="float" office:value="33059652" calcext:value-type="float">
            <text:p>33059652</text:p>
          </table:table-cell>
          <table:table-cell table:style-name="ce4" office:value-type="float" office:value="62939961" calcext:value-type="float">
            <text:p>62939961</text:p>
          </table:table-cell>
          <table:table-cell table:style-name="ce4" office:value-type="float" office:value="32603655" calcext:value-type="float">
            <text:p>32603655</text:p>
          </table:table-cell>
          <table:table-cell table:style-name="ce4" office:value-type="float" office:value="251658240" calcext:value-type="float">
            <text:p>251658240</text:p>
          </table:table-cell>
          <table:table-cell/>
          <table:table-cell table:style-name="ce4" office:value-type="float" office:value="128" calcext:value-type="float">
            <text:p>128</text:p>
          </table:table-cell>
          <table:table-cell table:style-name="ce4" table:formula="of:=[.B23]+[.C23]" office:value-type="float" office:value="65047631" calcext:value-type="float">
            <text:p>65047631</text:p>
          </table:table-cell>
          <table:table-cell table:style-name="ce4" table:formula="of:=[.D23]+[.E23]" office:value-type="float" office:value="95543616" calcext:value-type="float">
            <text:p>95543616</text:p>
          </table:table-cell>
          <table:table-cell table:style-name="ce4" office:value-type="float" office:value="251658240" calcext:value-type="float">
            <text:p>251658240</text:p>
          </table:table-cell>
          <table:table-cell table:number-columns-repeated="1013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65418215" calcext:value-type="float">
            <text:p>65418215</text:p>
          </table:table-cell>
          <table:table-cell table:style-name="ce4" office:value-type="float" office:value="66263195" calcext:value-type="float">
            <text:p>66263195</text:p>
          </table:table-cell>
          <table:table-cell table:style-name="ce4" office:value-type="float" office:value="132299150" calcext:value-type="float">
            <text:p>132299150</text:p>
          </table:table-cell>
          <table:table-cell table:style-name="ce4" office:value-type="float" office:value="66479047" calcext:value-type="float">
            <text:p>66479047</text:p>
          </table:table-cell>
          <table:table-cell table:style-name="ce4" office:value-type="float" office:value="503316480" calcext:value-type="float">
            <text:p>503316480</text:p>
          </table:table-cell>
          <table:table-cell/>
          <table:table-cell table:style-name="ce4" office:value-type="float" office:value="256" calcext:value-type="float">
            <text:p>256</text:p>
          </table:table-cell>
          <table:table-cell table:style-name="ce4" table:formula="of:=[.B24]+[.C24]" office:value-type="float" office:value="131681410" calcext:value-type="float">
            <text:p>131681410</text:p>
          </table:table-cell>
          <table:table-cell table:style-name="ce4" table:formula="of:=[.D24]+[.E24]" office:value-type="float" office:value="198778197" calcext:value-type="float">
            <text:p>198778197</text:p>
          </table:table-cell>
          <table:table-cell table:style-name="ce4" office:value-type="float" office:value="503316480" calcext:value-type="float">
            <text:p>503316480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Encryption per each item</text:p>
          </table:table-cell>
          <table:covered-table-cell table:number-columns-repeated="3" table:style-name="ce5"/>
          <table:table-cell table:number-columns-repeated="101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Sober r2</text:p>
          </table:table-cell>
          <table:table-cell table:style-name="ce5" office:value-type="string" calcext:value-type="string">
            <text:p>Sober r4</text:p>
          </table:table-cell>
          <table:table-cell table:style-name="ce5" office:value-type="string" calcext:value-type="string">
            <text:p>Goodrich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table:formula="of:=[.I20]/([.H20]*131072)" office:value-type="float" office:value="3.88203144073486" calcext:value-type="float">
            <text:p>3.8820314407</text:p>
          </table:table-cell>
          <table:table-cell table:style-name="ce5" table:formula="of:=[.J20]/([.H20]*131072)" office:value-type="float" office:value="5.8061580657959" calcext:value-type="float">
            <text:p>5.8061580658</text:p>
          </table:table-cell>
          <table:table-cell table:style-name="ce5" table:formula="of:=[.K20]/([.H20]*131072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style-name="ce5" table:formula="of:=[.I21]/([.H21]*131072)" office:value-type="float" office:value="3.87717723846436" calcext:value-type="float">
            <text:p>3.8771772385</text:p>
          </table:table-cell>
          <table:table-cell table:style-name="ce5" table:formula="of:=[.J21]/([.H21]*131072)" office:value-type="float" office:value="5.80082011222839" calcext:value-type="float">
            <text:p>5.8008201122</text:p>
          </table:table-cell>
          <table:table-cell table:style-name="ce5" table:formula="of:=[.K21]/([.H21]*131072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64" calcext:value-type="float">
            <text:p>64</text:p>
          </table:table-cell>
          <table:table-cell table:style-name="ce5" table:formula="of:=[.I22]/([.H22]*131072)" office:value-type="float" office:value="3.87564194202423" calcext:value-type="float">
            <text:p>3.875641942</text:p>
          </table:table-cell>
          <table:table-cell table:style-name="ce5" table:formula="of:=[.J22]/([.H22]*131072)" office:value-type="float" office:value="5.65063977241516" calcext:value-type="float">
            <text:p>5.6506397724</text:p>
          </table:table-cell>
          <table:table-cell table:style-name="ce5" table:formula="of:=[.K22]/([.H22]*131072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28" calcext:value-type="float">
            <text:p>128</text:p>
          </table:table-cell>
          <table:table-cell table:style-name="ce5" table:formula="of:=[.I23]/([.H23]*131072)" office:value-type="float" office:value="3.87714093923569" calcext:value-type="float">
            <text:p>3.8771409392</text:p>
          </table:table-cell>
          <table:table-cell table:style-name="ce5" table:formula="of:=[.J23]/([.H23]*131072)" office:value-type="float" office:value="5.69484329223633" calcext:value-type="float">
            <text:p>5.6948432922</text:p>
          </table:table-cell>
          <table:table-cell table:style-name="ce5" table:formula="of:=[.K23]/([.H23]*131072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56" calcext:value-type="float">
            <text:p>256</text:p>
          </table:table-cell>
          <table:table-cell table:style-name="ce5" table:formula="of:=[.I24]/([.H24]*131072)" office:value-type="float" office:value="3.92441183328629" calcext:value-type="float">
            <text:p>3.9244118333</text:p>
          </table:table-cell>
          <table:table-cell table:style-name="ce5" table:formula="of:=[.J24]/([.H24]*131072)" office:value-type="float" office:value="5.92405191063881" calcext:value-type="float">
            <text:p>5.9240519106</text:p>
          </table:table-cell>
          <table:table-cell table:style-name="ce5" table:formula="of:=[.K24]/([.H24]*131072)" office:value-type="float" office:value="15" calcext:value-type="float">
            <text:p>15</text:p>
          </table:table-cell>
          <table:table-cell table:number-columns-repeated="1019"/>
        </table:table-row>
      </table:table>
      <table:table table:name="Sort M=262144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1" office:value-type="string" calcext:value-type="string">
            <text:p>M=262144</text:p>
          </table:table-cell>
          <table:table-cell office:value-type="string" calcext:value-type="string" table:number-columns-spanned="5" table:number-rows-spanned="1">
            <text:p>Running Time</text:p>
          </table:table-cell>
          <table:covered-table-cell table:number-columns-repeated="3"/>
          <table:covered-table-cell table:style-name="ce1"/>
          <table:table-cell table:style-name="ce1" table:number-columns-repeated="5"/>
          <table: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x-r2</text:p>
          </table:table-cell>
          <table:table-cell office:value-type="string" calcext:value-type="string">
            <text:p>sort-r2</text:p>
          </table:table-cell>
          <table:table-cell office:value-type="string" calcext:value-type="string">
            <text:p>mix-r4</text:p>
          </table:table-cell>
          <table:table-cell office:value-type="string" calcext:value-type="string">
            <text:p>sort-r4</text:p>
          </table:table-cell>
          <table:table-cell table:style-name="ce1" office:value-type="string" calcext:value-type="string">
            <text:p>Goodrich</text:p>
          </table:table-cell>
          <table:table-cell table:style-name="ce1" table:number-columns-repeated="2"/>
          <table:table-cell table:style-name="ce1" office:value-type="string" calcext:value-type="string">
            <text:p>Sober r2</text:p>
          </table:table-cell>
          <table:table-cell table:style-name="ce1" office:value-type="string" calcext:value-type="string">
            <text:p>Sober r4</text:p>
          </table:table-cell>
          <table:table-cell table:style-name="ce1" office:value-type="string" calcext:value-type="string">
            <text:p>Goodrich</text:p>
          </table:table-cell>
          <table:table-cell table:number-columns-repeated="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formula="of:=6.90935+7.2789" office:value-type="float" office:value="14.18825" calcext:value-type="float">
            <text:p>14.18825</text:p>
          </table:table-cell>
          <table:table-cell office:value-type="float" office:value="31.4312" calcext:value-type="float">
            <text:p>31.4312</text:p>
          </table:table-cell>
          <table:table-cell table:formula="of:=6.89693+7.64484+7.0445+8.45862" office:value-type="float" office:value="30.04489" calcext:value-type="float">
            <text:p>30.04489</text:p>
          </table:table-cell>
          <table:table-cell office:value-type="float" office:value="31.1546" calcext:value-type="float">
            <text:p>31.1546</text:p>
          </table:table-cell>
          <table:table-cell table:style-name="ce1" office:value-type="float" office:value="138.502" calcext:value-type="float">
            <text:p>138.502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table:formula="of:=[.B4]+[.C4]" office:value-type="float" office:value="45.61945" calcext:value-type="float">
            <text:p>45.61945</text:p>
          </table:table-cell>
          <table:table-cell table:style-name="ce1" table:formula="of:=[.E4]+[.D4]" office:value-type="float" office:value="61.19949" calcext:value-type="float">
            <text:p>61.19949</text:p>
          </table:table-cell>
          <table:table-cell table:style-name="ce1" office:value-type="float" office:value="138.502" calcext:value-type="float">
            <text:p>138.502</text:p>
          </table:table-cell>
          <table:table-cell table:number-columns-repeated="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formula="of:=13.9624+13.8013" office:value-type="float" office:value="27.7637" calcext:value-type="float">
            <text:p>27.7637</text:p>
          </table:table-cell>
          <table:table-cell office:value-type="float" office:value="62.4069" calcext:value-type="float">
            <text:p>62.4069</text:p>
          </table:table-cell>
          <table:table-cell table:formula="of:=14.657+14.6585+15.7816+14.5231" office:value-type="float" office:value="59.6202" calcext:value-type="float">
            <text:p>59.6202</text:p>
          </table:table-cell>
          <table:table-cell office:value-type="float" office:value="65.0736" calcext:value-type="float">
            <text:p>65.0736</text:p>
          </table:table-cell>
          <table:table-cell table:style-name="ce1" office:value-type="float" office:value="446.532" calcext:value-type="float">
            <text:p>446.532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table:formula="of:=[.B5]+[.C5]" office:value-type="float" office:value="90.1706" calcext:value-type="float">
            <text:p>90.1706</text:p>
          </table:table-cell>
          <table:table-cell table:style-name="ce1" table:formula="of:=[.E5]+[.D5]" office:value-type="float" office:value="124.6938" calcext:value-type="float">
            <text:p>124.6938</text:p>
          </table:table-cell>
          <table:table-cell table:style-name="ce1" office:value-type="float" office:value="446.532" calcext:value-type="float">
            <text:p>446.532</text:p>
          </table:table-cell>
          <table:table-cell table:number-columns-repeated="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formula="of:=26.7765+27.8082" office:value-type="float" office:value="54.5847" calcext:value-type="float">
            <text:p>54.5847</text:p>
          </table:table-cell>
          <table:table-cell office:value-type="float" office:value="147.317" calcext:value-type="float">
            <text:p>147.317</text:p>
          </table:table-cell>
          <table:table-cell table:formula="of:=26.688+35.3968+34.1989+28.8212" office:value-type="float" office:value="125.1049" calcext:value-type="float">
            <text:p>125.1049</text:p>
          </table:table-cell>
          <table:table-cell office:value-type="float" office:value="156.955" calcext:value-type="float">
            <text:p>156.955</text:p>
          </table:table-cell>
          <table:table-cell table:style-name="ce1" office:value-type="float" office:value="934.157" calcext:value-type="float">
            <text:p>934.157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table:formula="of:=[.B6]+[.C6]" office:value-type="float" office:value="201.9017" calcext:value-type="float">
            <text:p>201.9017</text:p>
          </table:table-cell>
          <table:table-cell table:style-name="ce1" table:formula="of:=[.E6]+[.D6]" office:value-type="float" office:value="282.0599" calcext:value-type="float">
            <text:p>282.0599</text:p>
          </table:table-cell>
          <table:table-cell table:style-name="ce1" office:value-type="float" office:value="934.157" calcext:value-type="float">
            <text:p>934.157</text:p>
          </table:table-cell>
          <table:table-cell table:number-columns-repeated="5"/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table:formula="of:=106.904+183.733" office:value-type="float" office:value="290.637" calcext:value-type="float">
            <text:p>290.637</text:p>
          </table:table-cell>
          <table:table-cell office:value-type="float" office:value="348.302" calcext:value-type="float">
            <text:p>348.302</text:p>
          </table:table-cell>
          <table:table-cell table:formula="of:=102.814+162.844+156.795+153.741" office:value-type="float" office:value="576.194" calcext:value-type="float">
            <text:p>576.194</text:p>
          </table:table-cell>
          <table:table-cell office:value-type="float" office:value="355.266" calcext:value-type="float">
            <text:p>355.266</text:p>
          </table:table-cell>
          <table:table-cell table:style-name="ce1" office:value-type="float" office:value="2997.71" calcext:value-type="float">
            <text:p>2997.71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table:formula="of:=[.B7]+[.C7]" office:value-type="float" office:value="638.939" calcext:value-type="float">
            <text:p>638.939</text:p>
          </table:table-cell>
          <table:table-cell table:style-name="ce1" table:formula="of:=[.E7]+[.D7]" office:value-type="float" office:value="931.46" calcext:value-type="float">
            <text:p>931.46</text:p>
          </table:table-cell>
          <table:table-cell table:style-name="ce1" office:value-type="float" office:value="2997.71" calcext:value-type="float">
            <text:p>2997.71</text:p>
          </table:table-cell>
          <table:table-cell table:number-columns-repeated="5"/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table:formula="of:=361.416+405.165" office:value-type="float" office:value="766.581" calcext:value-type="float">
            <text:p>766.581</text:p>
          </table:table-cell>
          <table:table-cell office:value-type="float" office:value="740.183" calcext:value-type="float">
            <text:p>740.183</text:p>
          </table:table-cell>
          <table:table-cell table:formula="of:=356.971+365.61+362.792+378.388" office:value-type="float" office:value="1463.761" calcext:value-type="float">
            <text:p>1463.761</text:p>
          </table:table-cell>
          <table:table-cell office:value-type="float" office:value="754.023" calcext:value-type="float">
            <text:p>754.023</text:p>
          </table:table-cell>
          <table:table-cell table:style-name="ce1" office:value-type="float" office:value="6174.16" calcext:value-type="float">
            <text:p>6174.16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" table:formula="of:=[.B8]+[.C8]" office:value-type="float" office:value="1506.764" calcext:value-type="float">
            <text:p>1506.764</text:p>
          </table:table-cell>
          <table:table-cell table:style-name="ce1" table:formula="of:=[.E8]+[.D8]" office:value-type="float" office:value="2217.784" calcext:value-type="float">
            <text:p>2217.784</text:p>
          </table:table-cell>
          <table:table-cell table:style-name="ce1" office:value-type="float" office:value="6174.16" calcext:value-type="float">
            <text:p>6174.1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=262144</text:p>
          </table:table-cell>
          <table:table-cell table:style-name="ce3" office:value-type="string" calcext:value-type="string" table:number-columns-spanned="5" table:number-rows-spanned="1">
            <text:p># Encryption</text:p>
          </table:table-cell>
          <table:covered-table-cell table:number-columns-repeated="4" table:style-name="ce3"/>
          <table:table-cell table:style-name="ce3" table:number-columns-repeated="5"/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mix-r2</text:p>
          </table:table-cell>
          <table:table-cell table:style-name="ce3" office:value-type="string" calcext:value-type="string">
            <text:p>sort-r2</text:p>
          </table:table-cell>
          <table:table-cell table:style-name="ce3" office:value-type="string" calcext:value-type="string">
            <text:p>mix-r4</text:p>
          </table:table-cell>
          <table:table-cell table:style-name="ce3" office:value-type="string" calcext:value-type="string">
            <text:p>sort-r4</text:p>
          </table:table-cell>
          <table:table-cell table:style-name="ce3" office:value-type="string" calcext:value-type="string">
            <text:p>Goodrich</text:p>
          </table:table-cell>
          <table:table-cell/>
          <table:table-cell table:style-name="ce3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Sober r4</text:p>
          </table:table-cell>
          <table:table-cell table:style-name="ce3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8076551" calcext:value-type="float">
            <text:p>8076551</text:p>
          </table:table-cell>
          <table:table-cell table:style-name="ce3" office:value-type="float" office:value="8111506" calcext:value-type="float">
            <text:p>8111506</text:p>
          </table:table-cell>
          <table:table-cell table:style-name="ce3" office:value-type="float" office:value="16254627" calcext:value-type="float">
            <text:p>16254627</text:p>
          </table:table-cell>
          <table:table-cell table:style-name="ce3" office:value-type="float" office:value="8046875" calcext:value-type="float">
            <text:p>8046875</text:p>
          </table:table-cell>
          <table:table-cell table:style-name="ce3" office:value-type="float" office:value="25165824" calcext:value-type="float">
            <text:p>25165824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[.B11]+[.C11]" office:value-type="float" office:value="16188057" calcext:value-type="float">
            <text:p>16188057</text:p>
          </table:table-cell>
          <table:table-cell table:style-name="ce3" table:formula="of:=[.D11]+[.E11]" office:value-type="float" office:value="24301502" calcext:value-type="float">
            <text:p>24301502</text:p>
          </table:table-cell>
          <table:table-cell table:style-name="ce3" office:value-type="float" office:value="25165824" calcext:value-type="float">
            <text:p>25165824</text:p>
          </table:table-cell>
          <table:table-cell table:number-columns-repeated="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163740" calcext:value-type="float">
            <text:p>16163740</text:p>
          </table:table-cell>
          <table:table-cell table:style-name="ce3" office:value-type="float" office:value="16054791" calcext:value-type="float">
            <text:p>16054791</text:p>
          </table:table-cell>
          <table:table-cell table:style-name="ce3" office:value-type="float" office:value="32628968" calcext:value-type="float">
            <text:p>32628968</text:p>
          </table:table-cell>
          <table:table-cell table:style-name="ce3" office:value-type="float" office:value="16008511" calcext:value-type="float">
            <text:p>16008511</text:p>
          </table:table-cell>
          <table:table-cell table:style-name="ce3" office:value-type="float" office:value="83886080" calcext:value-type="float">
            <text:p>83886080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[.B12]+[.C12]" office:value-type="float" office:value="32218531" calcext:value-type="float">
            <text:p>32218531</text:p>
          </table:table-cell>
          <table:table-cell table:style-name="ce3" table:formula="of:=[.D12]+[.E12]" office:value-type="float" office:value="48637479" calcext:value-type="float">
            <text:p>48637479</text:p>
          </table:table-cell>
          <table:table-cell table:style-name="ce3" office:value-type="float" office:value="83886080" calcext:value-type="float">
            <text:p>83886080</text:p>
          </table:table-cell>
          <table:table-cell table:number-columns-repeated="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31981456" calcext:value-type="float">
            <text:p>31981456</text:p>
          </table:table-cell>
          <table:table-cell table:style-name="ce3" office:value-type="float" office:value="32991454" calcext:value-type="float">
            <text:p>32991454</text:p>
          </table:table-cell>
          <table:table-cell table:style-name="ce3" office:value-type="float" office:value="64198361" calcext:value-type="float">
            <text:p>64198361</text:p>
          </table:table-cell>
          <table:table-cell table:style-name="ce3" office:value-type="float" office:value="32510769" calcext:value-type="float">
            <text:p>32510769</text:p>
          </table:table-cell>
          <table:table-cell table:style-name="ce3" office:value-type="float" office:value="167772160" calcext:value-type="float">
            <text:p>167772160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table:formula="of:=[.B13]+[.C13]" office:value-type="float" office:value="64972910" calcext:value-type="float">
            <text:p>64972910</text:p>
          </table:table-cell>
          <table:table-cell table:style-name="ce3" table:formula="of:=[.D13]+[.E13]" office:value-type="float" office:value="96709130" calcext:value-type="float">
            <text:p>96709130</text:p>
          </table:table-cell>
          <table:table-cell table:style-name="ce3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5174387" calcext:value-type="float">
            <text:p>65174387</text:p>
          </table:table-cell>
          <table:table-cell table:style-name="ce3" office:value-type="float" office:value="66659962" calcext:value-type="float">
            <text:p>66659962</text:p>
          </table:table-cell>
          <table:table-cell table:style-name="ce3" office:value-type="float" office:value="130380755" calcext:value-type="float">
            <text:p>130380755</text:p>
          </table:table-cell>
          <table:table-cell table:style-name="ce3" office:value-type="float" office:value="65974570" calcext:value-type="float">
            <text:p>65974570</text:p>
          </table:table-cell>
          <table:table-cell table:style-name="ce3" office:value-type="float" office:value="503316480" calcext:value-type="float">
            <text:p>503316480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3" table:formula="of:=[.B14]+[.C14]" office:value-type="float" office:value="131834349" calcext:value-type="float">
            <text:p>131834349</text:p>
          </table:table-cell>
          <table:table-cell table:style-name="ce3" table:formula="of:=[.D14]+[.E14]" office:value-type="float" office:value="196355325" calcext:value-type="float">
            <text:p>196355325</text:p>
          </table:table-cell>
          <table:table-cell table:style-name="ce3" office:value-type="float" office:value="503316480" calcext:value-type="float">
            <text:p>503316480</text:p>
          </table:table-cell>
          <table:table-cell table:number-columns-repeated="5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32770926" calcext:value-type="float">
            <text:p>132770926</text:p>
          </table:table-cell>
          <table:table-cell table:style-name="ce3" office:value-type="float" office:value="132681523" calcext:value-type="float">
            <text:p>132681523</text:p>
          </table:table-cell>
          <table:table-cell table:style-name="ce3" office:value-type="float" office:value="266593848" calcext:value-type="float">
            <text:p>266593848</text:p>
          </table:table-cell>
          <table:table-cell table:style-name="ce3" office:value-type="float" office:value="132147353" calcext:value-type="float">
            <text:p>132147353</text:p>
          </table:table-cell>
          <table:table-cell table:style-name="ce3" office:value-type="float" office:value="1006632960" calcext:value-type="float">
            <text:p>1006632960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style-name="ce3" table:formula="of:=[.B15]+[.C15]" office:value-type="float" office:value="265452449" calcext:value-type="float">
            <text:p>265452449</text:p>
          </table:table-cell>
          <table:table-cell table:style-name="ce3" table:formula="of:=[.D15]+[.E15]" office:value-type="float" office:value="398741201" calcext:value-type="float">
            <text:p>398741201</text:p>
          </table:table-cell>
          <table:table-cell table:style-name="ce3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4" office:value-type="string" calcext:value-type="string">
            <text:p>M=262144</text:p>
          </table:table-cell>
          <table:table-cell table:style-name="ce4" office:value-type="string" calcext:value-type="string" table:number-columns-spanned="5" table:number-rows-spanned="1">
            <text:p># Decryption</text:p>
          </table:table-cell>
          <table:covered-table-cell table:number-columns-repeated="4" table:style-name="ce4"/>
          <table:table-cell table:style-name="ce4" table:number-columns-repeated="5"/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mix-r2</text:p>
          </table:table-cell>
          <table:table-cell table:style-name="ce4" office:value-type="string" calcext:value-type="string">
            <text:p>sort-r2</text:p>
          </table:table-cell>
          <table:table-cell table:style-name="ce4" office:value-type="string" calcext:value-type="string">
            <text:p>mix-r4</text:p>
          </table:table-cell>
          <table:table-cell table:style-name="ce4" office:value-type="string" calcext:value-type="string">
            <text:p>sort-r4</text:p>
          </table:table-cell>
          <table:table-cell table:style-name="ce4" office:value-type="string" calcext:value-type="string">
            <text:p>Goodrich</text:p>
          </table:table-cell>
          <table:table-cell/>
          <table:table-cell table:style-name="ce4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Sober r4</text:p>
          </table:table-cell>
          <table:table-cell table:style-name="ce4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052881" calcext:value-type="float">
            <text:p>8052881</text:p>
          </table:table-cell>
          <table:table-cell table:style-name="ce4" office:value-type="float" office:value="8181074" calcext:value-type="float">
            <text:p>8181074</text:p>
          </table:table-cell>
          <table:table-cell table:style-name="ce4" office:value-type="float" office:value="16213290" calcext:value-type="float">
            <text:p>16213290</text:p>
          </table:table-cell>
          <table:table-cell table:style-name="ce4" office:value-type="float" office:value="8130882" calcext:value-type="float">
            <text:p>8130882</text:p>
          </table:table-cell>
          <table:table-cell table:style-name="ce4" office:value-type="float" office:value="25165824" calcext:value-type="float">
            <text:p>25165824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table:formula="of:=[.B19]+[.C19]" office:value-type="float" office:value="16233955" calcext:value-type="float">
            <text:p>16233955</text:p>
          </table:table-cell>
          <table:table-cell table:style-name="ce4" table:formula="of:=[.D19]+[.E19]" office:value-type="float" office:value="24344172" calcext:value-type="float">
            <text:p>24344172</text:p>
          </table:table-cell>
          <table:table-cell table:style-name="ce4" office:value-type="float" office:value="25165824" calcext:value-type="float">
            <text:p>25165824</text:p>
          </table:table-cell>
          <table:table-cell table:number-columns-repeated="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082514" calcext:value-type="float">
            <text:p>16082514</text:p>
          </table:table-cell>
          <table:table-cell table:style-name="ce4" office:value-type="float" office:value="16323151" calcext:value-type="float">
            <text:p>16323151</text:p>
          </table:table-cell>
          <table:table-cell table:style-name="ce4" office:value-type="float" office:value="32487105" calcext:value-type="float">
            <text:p>32487105</text:p>
          </table:table-cell>
          <table:table-cell table:style-name="ce4" office:value-type="float" office:value="16353843" calcext:value-type="float">
            <text:p>16353843</text:p>
          </table:table-cell>
          <table:table-cell table:style-name="ce4" office:value-type="float" office:value="83886080" calcext:value-type="float">
            <text:p>83886080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 table:formula="of:=[.B20]+[.C20]" office:value-type="float" office:value="32405665" calcext:value-type="float">
            <text:p>32405665</text:p>
          </table:table-cell>
          <table:table-cell table:style-name="ce4" table:formula="of:=[.D20]+[.E20]" office:value-type="float" office:value="48840948" calcext:value-type="float">
            <text:p>48840948</text:p>
          </table:table-cell>
          <table:table-cell table:style-name="ce4" office:value-type="float" office:value="83886080" calcext:value-type="float">
            <text:p>83886080</text:p>
          </table:table-cell>
          <table:table-cell table:number-columns-repeated="5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31983352" calcext:value-type="float">
            <text:p>31983352</text:p>
          </table:table-cell>
          <table:table-cell table:style-name="ce4" office:value-type="float" office:value="32836868" calcext:value-type="float">
            <text:p>32836868</text:p>
          </table:table-cell>
          <table:table-cell table:style-name="ce4" office:value-type="float" office:value="64120385" calcext:value-type="float">
            <text:p>64120385</text:p>
          </table:table-cell>
          <table:table-cell table:style-name="ce4" office:value-type="float" office:value="32932231" calcext:value-type="float">
            <text:p>32932231</text:p>
          </table:table-cell>
          <table:table-cell table:style-name="ce4" office:value-type="float" office:value="167772160" calcext:value-type="float">
            <text:p>167772160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 table:formula="of:=[.B21]+[.C21]" office:value-type="float" office:value="64820220" calcext:value-type="float">
            <text:p>64820220</text:p>
          </table:table-cell>
          <table:table-cell table:style-name="ce4" table:formula="of:=[.D21]+[.E21]" office:value-type="float" office:value="97052616" calcext:value-type="float">
            <text:p>97052616</text:p>
          </table:table-cell>
          <table:table-cell table:style-name="ce4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5065053" calcext:value-type="float">
            <text:p>65065053</text:p>
          </table:table-cell>
          <table:table-cell table:style-name="ce4" office:value-type="float" office:value="66465435" calcext:value-type="float">
            <text:p>66465435</text:p>
          </table:table-cell>
          <table:table-cell table:style-name="ce4" office:value-type="float" office:value="129950883" calcext:value-type="float">
            <text:p>129950883</text:p>
          </table:table-cell>
          <table:table-cell table:style-name="ce4" office:value-type="float" office:value="65985162" calcext:value-type="float">
            <text:p>65985162</text:p>
          </table:table-cell>
          <table:table-cell table:style-name="ce4" office:value-type="float" office:value="503316480" calcext:value-type="float">
            <text:p>503316480</text:p>
          </table:table-cell>
          <table:table-cell/>
          <table:table-cell table:style-name="ce4" office:value-type="float" office:value="128" calcext:value-type="float">
            <text:p>128</text:p>
          </table:table-cell>
          <table:table-cell table:style-name="ce4" table:formula="of:=[.B22]+[.C22]" office:value-type="float" office:value="131530488" calcext:value-type="float">
            <text:p>131530488</text:p>
          </table:table-cell>
          <table:table-cell table:style-name="ce4" table:formula="of:=[.D22]+[.E22]" office:value-type="float" office:value="195936045" calcext:value-type="float">
            <text:p>195936045</text:p>
          </table:table-cell>
          <table:table-cell table:style-name="ce4" office:value-type="float" office:value="503316480" calcext:value-type="float">
            <text:p>503316480</text:p>
          </table:table-cell>
          <table:table-cell table:number-columns-repeated="5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32574970" calcext:value-type="float">
            <text:p>132574970</text:p>
          </table:table-cell>
          <table:table-cell table:style-name="ce4" office:value-type="float" office:value="132238836" calcext:value-type="float">
            <text:p>132238836</text:p>
          </table:table-cell>
          <table:table-cell table:style-name="ce4" office:value-type="float" office:value="266263221" calcext:value-type="float">
            <text:p>266263221</text:p>
          </table:table-cell>
          <table:table-cell table:style-name="ce4" office:value-type="float" office:value="132322303" calcext:value-type="float">
            <text:p>132322303</text:p>
          </table:table-cell>
          <table:table-cell table:style-name="ce4" office:value-type="float" office:value="1006632960" calcext:value-type="float">
            <text:p>1006632960</text:p>
          </table:table-cell>
          <table:table-cell/>
          <table:table-cell table:style-name="ce4" office:value-type="float" office:value="256" calcext:value-type="float">
            <text:p>256</text:p>
          </table:table-cell>
          <table:table-cell table:style-name="ce4" table:formula="of:=[.B23]+[.C23]" office:value-type="float" office:value="264813806" calcext:value-type="float">
            <text:p>264813806</text:p>
          </table:table-cell>
          <table:table-cell table:style-name="ce4" table:formula="of:=[.D23]+[.E23]" office:value-type="float" office:value="398585524" calcext:value-type="float">
            <text:p>398585524</text:p>
          </table:table-cell>
          <table:table-cell table:style-name="ce4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Encryption per each item</text:p>
          </table:table-cell>
          <table:covered-table-cell table:number-columns-repeated="3" table:style-name="ce6"/>
          <table:table-cell table:number-columns-repeated="11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ober r2</text:p>
          </table:table-cell>
          <table:table-cell table:style-name="ce6" office:value-type="string" calcext:value-type="string">
            <text:p>Sober r4</text:p>
          </table:table-cell>
          <table:table-cell table:style-name="ce6" office:value-type="string" calcext:value-type="string">
            <text:p>Goodrich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table:formula="of:=[.I19]/(262144*[.H19])" office:value-type="float" office:value="3.87047648429871" calcext:value-type="float">
            <text:p>3.8704764843</text:p>
          </table:table-cell>
          <table:table-cell table:style-name="ce6" table:formula="of:=[.J19]/(262144*[.H19])" office:value-type="float" office:value="5.80410289764404" calcext:value-type="float">
            <text:p>5.8041028976</text:p>
          </table:table-cell>
          <table:table-cell table:style-name="ce6" table:formula="of:=[.K19]/(262144*[.H19])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ce6" table:formula="of:=[.I20]/(262144*[.H20])" office:value-type="float" office:value="3.86305630207062" calcext:value-type="float">
            <text:p>3.8630563021</text:p>
          </table:table-cell>
          <table:table-cell table:style-name="ce6" table:formula="of:=[.J20]/(262144*[.H20])" office:value-type="float" office:value="5.82229471206665" calcext:value-type="float">
            <text:p>5.8222947121</text:p>
          </table:table-cell>
          <table:table-cell table:style-name="ce6" table:formula="of:=[.K20]/(262144*[.H20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64" calcext:value-type="float">
            <text:p>64</text:p>
          </table:table-cell>
          <table:table-cell table:style-name="ce6" table:formula="of:=[.I21]/(262144*[.H21])" office:value-type="float" office:value="3.86358618736267" calcext:value-type="float">
            <text:p>3.8635861874</text:p>
          </table:table-cell>
          <table:table-cell table:style-name="ce6" table:formula="of:=[.J21]/(262144*[.H21])" office:value-type="float" office:value="5.78478670120239" calcext:value-type="float">
            <text:p>5.7847867012</text:p>
          </table:table-cell>
          <table:table-cell table:style-name="ce6" table:formula="of:=[.K21]/(262144*[.H21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128" calcext:value-type="float">
            <text:p>128</text:p>
          </table:table-cell>
          <table:table-cell table:style-name="ce6" table:formula="of:=[.I22]/(262144*[.H22])" office:value-type="float" office:value="3.91991400718689" calcext:value-type="float">
            <text:p>3.9199140072</text:p>
          </table:table-cell>
          <table:table-cell table:style-name="ce6" table:formula="of:=[.J22]/(262144*[.H22])" office:value-type="float" office:value="5.83934918045998" calcext:value-type="float">
            <text:p>5.8393491805</text:p>
          </table:table-cell>
          <table:table-cell table:style-name="ce6" table:formula="of:=[.K22]/(262144*[.H22])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6" table:formula="of:=[.I23]/(262144*[.H23])" office:value-type="float" office:value="3.9460332095623" calcext:value-type="float">
            <text:p>3.9460332096</text:p>
          </table:table-cell>
          <table:table-cell table:style-name="ce6" table:formula="of:=[.J23]/(262144*[.H23])" office:value-type="float" office:value="5.93938714265823" calcext:value-type="float">
            <text:p>5.9393871427</text:p>
          </table:table-cell>
          <table:table-cell table:style-name="ce6" table:formula="of:=[.K23]/(262144*[.H23])" office:value-type="float" office:value="15" calcext:value-type="float">
            <text:p>15</text:p>
          </table:table-cell>
          <table:table-cell table:number-columns-repeated="11"/>
        </table:table-row>
      </table:table>
      <table:table table:name="Sort M=393216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1" office:value-type="string" calcext:value-type="string">
            <text:p>M=393216</text:p>
          </table:table-cell>
          <table:table-cell office:value-type="string" calcext:value-type="string" table:number-columns-spanned="5" table:number-rows-spanned="1">
            <text:p>Running Time</text:p>
          </table:table-cell>
          <table:covered-table-cell table:number-columns-repeated="3"/>
          <table:covered-table-cell table:style-name="ce1"/>
          <table:table-cell/>
          <table:table-cell table:style-name="ce1" table:number-columns-repeated="4"/>
          <table: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x-r2</text:p>
          </table:table-cell>
          <table:table-cell office:value-type="string" calcext:value-type="string">
            <text:p>sort-r2</text:p>
          </table:table-cell>
          <table:table-cell office:value-type="string" calcext:value-type="string">
            <text:p>mix-r4</text:p>
          </table:table-cell>
          <table:table-cell office:value-type="string" calcext:value-type="string">
            <text:p>sort-r4</text:p>
          </table:table-cell>
          <table:table-cell table:style-name="ce1" office:value-type="string" calcext:value-type="string">
            <text:p>Goodrich</text:p>
          </table:table-cell>
          <table:table-cell/>
          <table:table-cell table:style-name="ce1"/>
          <table:table-cell table:style-name="ce1" office:value-type="string" calcext:value-type="string">
            <text:p>Sober r2</text:p>
          </table:table-cell>
          <table:table-cell table:style-name="ce1" office:value-type="string" calcext:value-type="string">
            <text:p>Sober r4</text:p>
          </table:table-cell>
          <table:table-cell table:style-name="ce1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10.168+10.0335" office:value-type="float" office:value="20.2015" calcext:value-type="float">
            <text:p>20.2015</text:p>
          </table:table-cell>
          <table:table-cell office:value-type="float" office:value="46.4613" calcext:value-type="float">
            <text:p>46.4613</text:p>
          </table:table-cell>
          <table:table-cell table:formula="of:=10.5163+11.1292+12.1799+10.8795" office:value-type="float" office:value="44.7049" calcext:value-type="float">
            <text:p>44.7049</text:p>
          </table:table-cell>
          <table:table-cell office:value-type="float" office:value="47.134" calcext:value-type="float">
            <text:p>47.134</text:p>
          </table:table-cell>
          <table:table-cell table:style-name="ce1" office:value-type="float" office:value="208.29" calcext:value-type="float">
            <text:p>208.29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[.B4]+[.C4]" office:value-type="float" office:value="66.6628" calcext:value-type="float">
            <text:p>66.6628</text:p>
          </table:table-cell>
          <table:table-cell table:style-name="ce1" table:formula="of:=[.E4]+[.D4]" office:value-type="float" office:value="91.8389" calcext:value-type="float">
            <text:p>91.8389</text:p>
          </table:table-cell>
          <table:table-cell table:style-name="ce1" office:value-type="float" office:value="208.29" calcext:value-type="float">
            <text:p>208.29</text:p>
          </table:table-cell>
          <table:table-cell table:number-columns-repeated="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19.1548+19.6856" office:value-type="float" office:value="38.8404" calcext:value-type="float">
            <text:p>38.8404</text:p>
          </table:table-cell>
          <table:table-cell office:value-type="float" office:value="93.1692" calcext:value-type="float">
            <text:p>93.1692</text:p>
          </table:table-cell>
          <table:table-cell table:formula="of:=21.7286+21.232+19.3624+19.5862" office:value-type="float" office:value="81.9092" calcext:value-type="float">
            <text:p>81.9092</text:p>
          </table:table-cell>
          <table:table-cell office:value-type="float" office:value="99.7477" calcext:value-type="float">
            <text:p>99.7477</text:p>
          </table:table-cell>
          <table:table-cell table:style-name="ce1" office:value-type="float" office:value="676.22" calcext:value-type="float">
            <text:p>676.22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table:formula="of:=[.B5]+[.C5]" office:value-type="float" office:value="132.0096" calcext:value-type="float">
            <text:p>132.0096</text:p>
          </table:table-cell>
          <table:table-cell table:style-name="ce1" table:formula="of:=[.E5]+[.D5]" office:value-type="float" office:value="181.6569" calcext:value-type="float">
            <text:p>181.6569</text:p>
          </table:table-cell>
          <table:table-cell table:style-name="ce1" office:value-type="float" office:value="676.22" calcext:value-type="float">
            <text:p>676.22</text:p>
          </table:table-cell>
          <table:table-cell table:number-columns-repeated="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38.8459+104.42" office:value-type="float" office:value="143.2659" calcext:value-type="float">
            <text:p>143.2659</text:p>
          </table:table-cell>
          <table:table-cell office:value-type="float" office:value="269.567" calcext:value-type="float">
            <text:p>269.567</text:p>
          </table:table-cell>
          <table:table-cell table:formula="of:=38.265+97.9226+94.6906+93.7568" office:value-type="float" office:value="324.635" calcext:value-type="float">
            <text:p>324.635</text:p>
          </table:table-cell>
          <table:table-cell office:value-type="float" office:value="252.127" calcext:value-type="float">
            <text:p>252.127</text:p>
          </table:table-cell>
          <table:table-cell table:style-name="ce1" office:value-type="float" office:value="1445.07" calcext:value-type="float">
            <text:p>1445.07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1" table:formula="of:=[.B6]+[.C6]" office:value-type="float" office:value="412.8329" calcext:value-type="float">
            <text:p>412.8329</text:p>
          </table:table-cell>
          <table:table-cell table:style-name="ce1" table:formula="of:=[.E6]+[.D6]" office:value-type="float" office:value="576.762" calcext:value-type="float">
            <text:p>576.762</text:p>
          </table:table-cell>
          <table:table-cell table:style-name="ce1" office:value-type="float" office:value="1445.07" calcext:value-type="float">
            <text:p>1445.07</text:p>
          </table:table-cell>
          <table:table-cell table:number-columns-repeated="5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formula="of:=220.786+250.59" office:value-type="float" office:value="471.376" calcext:value-type="float">
            <text:p>471.376</text:p>
          </table:table-cell>
          <table:table-cell office:value-type="float" office:value="530.955" calcext:value-type="float">
            <text:p>530.955</text:p>
          </table:table-cell>
          <table:table-cell table:formula="of:=199.6+231.783+237.179+228.393" office:value-type="float" office:value="896.955" calcext:value-type="float">
            <text:p>896.955</text:p>
          </table:table-cell>
          <table:table-cell office:value-type="float" office:value="508.515" calcext:value-type="float">
            <text:p>508.515</text:p>
          </table:table-cell>
          <table:table-cell table:style-name="ce1" office:value-type="float" office:value="4559.97" calcext:value-type="float">
            <text:p>4559.97</text:p>
          </table:table-cell>
          <table:table-cell/>
          <table:table-cell table:style-name="ce1" office:value-type="float" office:value="128" calcext:value-type="float">
            <text:p>128</text:p>
          </table:table-cell>
          <table:table-cell table:style-name="ce1" table:formula="of:=[.B7]+[.C7]" office:value-type="float" office:value="1002.331" calcext:value-type="float">
            <text:p>1002.331</text:p>
          </table:table-cell>
          <table:table-cell table:style-name="ce1" table:formula="of:=[.E7]+[.D7]" office:value-type="float" office:value="1405.47" calcext:value-type="float">
            <text:p>1405.47</text:p>
          </table:table-cell>
          <table:table-cell table:style-name="ce1" office:value-type="float" office:value="4559.97" calcext:value-type="float">
            <text:p>4559.97</text:p>
          </table:table-cell>
          <table:table-cell table:number-columns-repeated="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formula="of:= 549.89+600.787" office:value-type="float" office:value="1150.677" calcext:value-type="float">
            <text:p>1150.677</text:p>
          </table:table-cell>
          <table:table-cell office:value-type="float" office:value="1179.99" calcext:value-type="float">
            <text:p>1179.99</text:p>
          </table:table-cell>
          <table:table-cell table:formula="of:=495.622+541.123+546.817+537.493" office:value-type="float" office:value="2121.055" calcext:value-type="float">
            <text:p>2121.055</text:p>
          </table:table-cell>
          <table:table-cell office:value-type="float" office:value="1098.6" calcext:value-type="float">
            <text:p>1098.6</text:p>
          </table:table-cell>
          <table:table-cell table:style-name="ce1" office:value-type="float" office:value="9853.33" calcext:value-type="float">
            <text:p>9853.33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table:style-name="ce1" table:formula="of:=[.B8]+[.C8]" office:value-type="float" office:value="2330.667" calcext:value-type="float">
            <text:p>2330.667</text:p>
          </table:table-cell>
          <table:table-cell table:style-name="ce1" table:formula="of:=[.E8]+[.D8]" office:value-type="float" office:value="3219.655" calcext:value-type="float">
            <text:p>3219.655</text:p>
          </table:table-cell>
          <table:table-cell table:style-name="ce1" office:value-type="float" office:value="9853.33" calcext:value-type="float">
            <text:p>9853.3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=393216</text:p>
          </table:table-cell>
          <table:table-cell table:style-name="ce3" office:value-type="string" calcext:value-type="string" table:number-columns-spanned="5" table:number-rows-spanned="1">
            <text:p># Encryption</text:p>
          </table:table-cell>
          <table:covered-table-cell table:number-columns-repeated="4" table:style-name="ce3"/>
          <table:table-cell table:style-name="ce3" table:number-columns-repeated="5"/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mix-r2</text:p>
          </table:table-cell>
          <table:table-cell table:style-name="ce3" office:value-type="string" calcext:value-type="string">
            <text:p>sort-r2</text:p>
          </table:table-cell>
          <table:table-cell table:style-name="ce3" office:value-type="string" calcext:value-type="string">
            <text:p>mix-r4</text:p>
          </table:table-cell>
          <table:table-cell table:style-name="ce3" office:value-type="string" calcext:value-type="string">
            <text:p>sort-r4</text:p>
          </table:table-cell>
          <table:table-cell table:style-name="ce3" office:value-type="string" calcext:value-type="string">
            <text:p>Goodrich</text:p>
          </table:table-cell>
          <table:table-cell/>
          <table:table-cell table:style-name="ce3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Sober r4</text:p>
          </table:table-cell>
          <table:table-cell table:style-name="ce3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986789" calcext:value-type="float">
            <text:p>11986789</text:p>
          </table:table-cell>
          <table:table-cell table:style-name="ce3" office:value-type="float" office:value="12172407" calcext:value-type="float">
            <text:p>12172407</text:p>
          </table:table-cell>
          <table:table-cell table:style-name="ce3" office:value-type="float" office:value="24005949" calcext:value-type="float">
            <text:p>24005949</text:p>
          </table:table-cell>
          <table:table-cell table:style-name="ce3" office:value-type="float" office:value="11521405" calcext:value-type="float">
            <text:p>11521405</text:p>
          </table:table-cell>
          <table:table-cell table:style-name="ce3" office:value-type="float" office:value="37748736" calcext:value-type="float">
            <text:p>37748736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[.B11]+[.C11]" office:value-type="float" office:value="24159196" calcext:value-type="float">
            <text:p>24159196</text:p>
          </table:table-cell>
          <table:table-cell table:style-name="ce3" table:formula="of:=[.D11]+[.E11]" office:value-type="float" office:value="35527354" calcext:value-type="float">
            <text:p>35527354</text:p>
          </table:table-cell>
          <table:table-cell table:style-name="ce3" table:formula="of:=[.F11]" office:value-type="float" office:value="37748736" calcext:value-type="float">
            <text:p>37748736</text:p>
          </table:table-cell>
          <table:table-cell table:number-columns-repeated="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933465" calcext:value-type="float">
            <text:p>23933465</text:p>
          </table:table-cell>
          <table:table-cell table:style-name="ce3" office:value-type="float" office:value="24434372" calcext:value-type="float">
            <text:p>24434372</text:p>
          </table:table-cell>
          <table:table-cell table:style-name="ce3" office:value-type="float" office:value="47654263" calcext:value-type="float">
            <text:p>47654263</text:p>
          </table:table-cell>
          <table:table-cell table:style-name="ce3" office:value-type="float" office:value="23703519" calcext:value-type="float">
            <text:p>23703519</text:p>
          </table:table-cell>
          <table:table-cell table:style-name="ce3" office:value-type="float" office:value="125829120" calcext:value-type="float">
            <text:p>125829120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[.B12]+[.C12]" office:value-type="float" office:value="48367837" calcext:value-type="float">
            <text:p>48367837</text:p>
          </table:table-cell>
          <table:table-cell table:style-name="ce3" table:formula="of:=[.D12]+[.E12]" office:value-type="float" office:value="71357782" calcext:value-type="float">
            <text:p>71357782</text:p>
          </table:table-cell>
          <table:table-cell table:style-name="ce3" table:formula="of:=[.F12]" office:value-type="float" office:value="125829120" calcext:value-type="float">
            <text:p>125829120</text:p>
          </table:table-cell>
          <table:table-cell table:number-columns-repeated="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47934040" calcext:value-type="float">
            <text:p>47934040</text:p>
          </table:table-cell>
          <table:table-cell table:style-name="ce3" office:value-type="float" office:value="48671095" calcext:value-type="float">
            <text:p>48671095</text:p>
          </table:table-cell>
          <table:table-cell table:style-name="ce3" office:value-type="float" office:value="94883004" calcext:value-type="float">
            <text:p>94883004</text:p>
          </table:table-cell>
          <table:table-cell table:style-name="ce3" office:value-type="float" office:value="48613858" calcext:value-type="float">
            <text:p>48613858</text:p>
          </table:table-cell>
          <table:table-cell table:style-name="ce3" office:value-type="float" office:value="251658240" calcext:value-type="float">
            <text:p>251658240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table:formula="of:=[.B13]+[.C13]" office:value-type="float" office:value="96605135" calcext:value-type="float">
            <text:p>96605135</text:p>
          </table:table-cell>
          <table:table-cell table:style-name="ce3" table:formula="of:=[.D13]+[.E13]" office:value-type="float" office:value="143496862" calcext:value-type="float">
            <text:p>143496862</text:p>
          </table:table-cell>
          <table:table-cell table:style-name="ce3" table:formula="of:=[.F13]" office:value-type="float" office:value="251658240" calcext:value-type="float">
            <text:p>251658240</text:p>
          </table:table-cell>
          <table:table-cell table:number-columns-repeated="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98109056" calcext:value-type="float">
            <text:p>98109056</text:p>
          </table:table-cell>
          <table:table-cell table:style-name="ce3" office:value-type="float" office:value="98323803" calcext:value-type="float">
            <text:p>98323803</text:p>
          </table:table-cell>
          <table:table-cell table:style-name="ce3" office:value-type="float" office:value="195090104" calcext:value-type="float">
            <text:p>195090104</text:p>
          </table:table-cell>
          <table:table-cell table:style-name="ce3" office:value-type="float" office:value="96168874" calcext:value-type="float">
            <text:p>96168874</text:p>
          </table:table-cell>
          <table:table-cell table:style-name="ce3" office:value-type="float" office:value="754974720" calcext:value-type="float">
            <text:p>754974720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3" table:formula="of:=[.B14]+[.C14]" office:value-type="float" office:value="196432859" calcext:value-type="float">
            <text:p>196432859</text:p>
          </table:table-cell>
          <table:table-cell table:style-name="ce3" table:formula="of:=[.D14]+[.E14]" office:value-type="float" office:value="291258978" calcext:value-type="float">
            <text:p>291258978</text:p>
          </table:table-cell>
          <table:table-cell table:style-name="ce3" table:formula="of:=[.F14]" office:value-type="float" office:value="754974720" calcext:value-type="float">
            <text:p>754974720</text:p>
          </table:table-cell>
          <table:table-cell table:number-columns-repeated="5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97518423" calcext:value-type="float">
            <text:p>197518423</text:p>
          </table:table-cell>
          <table:table-cell table:style-name="ce3" office:value-type="float" office:value="197463381" calcext:value-type="float">
            <text:p>197463381</text:p>
          </table:table-cell>
          <table:table-cell table:style-name="ce3" office:value-type="float" office:value="396195865" calcext:value-type="float">
            <text:p>396195865</text:p>
          </table:table-cell>
          <table:table-cell table:style-name="ce3" office:value-type="float" office:value="195317469" calcext:value-type="float">
            <text:p>195317469</text:p>
          </table:table-cell>
          <table:table-cell table:style-name="ce3" office:value-type="float" office:value="1509949440" calcext:value-type="float">
            <text:p>1509949440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style-name="ce3" table:formula="of:=[.B15]+[.C15]" office:value-type="float" office:value="394981804" calcext:value-type="float">
            <text:p>394981804</text:p>
          </table:table-cell>
          <table:table-cell table:style-name="ce3" table:formula="of:=[.D15]+[.E15]" office:value-type="float" office:value="591513334" calcext:value-type="float">
            <text:p>591513334</text:p>
          </table:table-cell>
          <table:table-cell table:style-name="ce3" table:formula="of:=[.F15]" office:value-type="float" office:value="1509949440" calcext:value-type="float">
            <text:p>150994944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4" office:value-type="string" calcext:value-type="string">
            <text:p>M=393216</text:p>
          </table:table-cell>
          <table:table-cell table:style-name="ce4" office:value-type="string" calcext:value-type="string" table:number-columns-spanned="5" table:number-rows-spanned="1">
            <text:p># Decryption</text:p>
          </table:table-cell>
          <table:covered-table-cell table:number-columns-repeated="4" table:style-name="ce4"/>
          <table:table-cell table:style-name="ce4" table:number-columns-repeated="5"/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mix-r2</text:p>
          </table:table-cell>
          <table:table-cell table:style-name="ce4" office:value-type="string" calcext:value-type="string">
            <text:p>sort-r2</text:p>
          </table:table-cell>
          <table:table-cell table:style-name="ce4" office:value-type="string" calcext:value-type="string">
            <text:p>mix-r4</text:p>
          </table:table-cell>
          <table:table-cell table:style-name="ce4" office:value-type="string" calcext:value-type="string">
            <text:p>sort-r4</text:p>
          </table:table-cell>
          <table:table-cell table:style-name="ce4" office:value-type="string" calcext:value-type="string">
            <text:p>Goodrich</text:p>
          </table:table-cell>
          <table:table-cell/>
          <table:table-cell table:style-name="ce4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Sober r4</text:p>
          </table:table-cell>
          <table:table-cell table:style-name="ce4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971336" calcext:value-type="float">
            <text:p>11971336</text:p>
          </table:table-cell>
          <table:table-cell table:style-name="ce4" office:value-type="float" office:value="12204707" calcext:value-type="float">
            <text:p>12204707</text:p>
          </table:table-cell>
          <table:table-cell table:style-name="ce4" office:value-type="float" office:value="23931263" calcext:value-type="float">
            <text:p>23931263</text:p>
          </table:table-cell>
          <table:table-cell table:style-name="ce4" office:value-type="float" office:value="12050433" calcext:value-type="float">
            <text:p>12050433</text:p>
          </table:table-cell>
          <table:table-cell table:style-name="ce4" office:value-type="float" office:value="37748736" calcext:value-type="float">
            <text:p>37748736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table:formula="of:=[.B19]+[.C19]" office:value-type="float" office:value="24176043" calcext:value-type="float">
            <text:p>24176043</text:p>
          </table:table-cell>
          <table:table-cell table:style-name="ce4" table:formula="of:=[.D19]+[.E19]" office:value-type="float" office:value="35981696" calcext:value-type="float">
            <text:p>35981696</text:p>
          </table:table-cell>
          <table:table-cell table:style-name="ce4" table:formula="of:=[.F19]" office:value-type="float" office:value="37748736" calcext:value-type="float">
            <text:p>37748736</text:p>
          </table:table-cell>
          <table:table-cell table:number-columns-repeated="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23863763" calcext:value-type="float">
            <text:p>23863763</text:p>
          </table:table-cell>
          <table:table-cell table:style-name="ce4" office:value-type="float" office:value="24810327" calcext:value-type="float">
            <text:p>24810327</text:p>
          </table:table-cell>
          <table:table-cell table:style-name="ce4" office:value-type="float" office:value="47321004" calcext:value-type="float">
            <text:p>47321004</text:p>
          </table:table-cell>
          <table:table-cell table:style-name="ce4" office:value-type="float" office:value="24543893" calcext:value-type="float">
            <text:p>24543893</text:p>
          </table:table-cell>
          <table:table-cell table:style-name="ce4" office:value-type="float" office:value="125829120" calcext:value-type="float">
            <text:p>125829120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 table:formula="of:=[.B20]+[.C20]" office:value-type="float" office:value="48674090" calcext:value-type="float">
            <text:p>48674090</text:p>
          </table:table-cell>
          <table:table-cell table:style-name="ce4" table:formula="of:=[.D20]+[.E20]" office:value-type="float" office:value="71864897" calcext:value-type="float">
            <text:p>71864897</text:p>
          </table:table-cell>
          <table:table-cell table:style-name="ce4" table:formula="of:=[.F20]" office:value-type="float" office:value="125829120" calcext:value-type="float">
            <text:p>125829120</text:p>
          </table:table-cell>
          <table:table-cell table:number-columns-repeated="5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47925303" calcext:value-type="float">
            <text:p>47925303</text:p>
          </table:table-cell>
          <table:table-cell table:style-name="ce4" office:value-type="float" office:value="49387123" calcext:value-type="float">
            <text:p>49387123</text:p>
          </table:table-cell>
          <table:table-cell table:style-name="ce4" office:value-type="float" office:value="94668870" calcext:value-type="float">
            <text:p>94668870</text:p>
          </table:table-cell>
          <table:table-cell table:style-name="ce4" office:value-type="float" office:value="49135600" calcext:value-type="float">
            <text:p>49135600</text:p>
          </table:table-cell>
          <table:table-cell table:style-name="ce4" office:value-type="float" office:value="251658240" calcext:value-type="float">
            <text:p>251658240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 table:formula="of:=[.B21]+[.C21]" office:value-type="float" office:value="97312426" calcext:value-type="float">
            <text:p>97312426</text:p>
          </table:table-cell>
          <table:table-cell table:style-name="ce4" table:formula="of:=[.D21]+[.E21]" office:value-type="float" office:value="143804470" calcext:value-type="float">
            <text:p>143804470</text:p>
          </table:table-cell>
          <table:table-cell table:style-name="ce4" table:formula="of:=[.F21]" office:value-type="float" office:value="251658240" calcext:value-type="float">
            <text:p>251658240</text:p>
          </table:table-cell>
          <table:table-cell table:number-columns-repeated="5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97901481" calcext:value-type="float">
            <text:p>97901481</text:p>
          </table:table-cell>
          <table:table-cell table:style-name="ce4" office:value-type="float" office:value="99114062" calcext:value-type="float">
            <text:p>99114062</text:p>
          </table:table-cell>
          <table:table-cell table:style-name="ce4" office:value-type="float" office:value="194172517" calcext:value-type="float">
            <text:p>194172517</text:p>
          </table:table-cell>
          <table:table-cell table:style-name="ce4" office:value-type="float" office:value="97959306" calcext:value-type="float">
            <text:p>97959306</text:p>
          </table:table-cell>
          <table:table-cell table:style-name="ce4" office:value-type="float" office:value="754974720" calcext:value-type="float">
            <text:p>754974720</text:p>
          </table:table-cell>
          <table:table-cell/>
          <table:table-cell table:style-name="ce4" office:value-type="float" office:value="128" calcext:value-type="float">
            <text:p>128</text:p>
          </table:table-cell>
          <table:table-cell table:style-name="ce4" table:formula="of:=[.B22]+[.C22]" office:value-type="float" office:value="197015543" calcext:value-type="float">
            <text:p>197015543</text:p>
          </table:table-cell>
          <table:table-cell table:style-name="ce4" table:formula="of:=[.D22]+[.E22]" office:value-type="float" office:value="292131823" calcext:value-type="float">
            <text:p>292131823</text:p>
          </table:table-cell>
          <table:table-cell table:style-name="ce4" table:formula="of:=[.F22]" office:value-type="float" office:value="754974720" calcext:value-type="float">
            <text:p>754974720</text:p>
          </table:table-cell>
          <table:table-cell table:number-columns-repeated="5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97063403" calcext:value-type="float">
            <text:p>197063403</text:p>
          </table:table-cell>
          <table:table-cell table:style-name="ce4" office:value-type="float" office:value="198506000" calcext:value-type="float">
            <text:p>198506000</text:p>
          </table:table-cell>
          <table:table-cell table:style-name="ce4" office:value-type="float" office:value="394991673" calcext:value-type="float">
            <text:p>394991673</text:p>
          </table:table-cell>
          <table:table-cell table:style-name="ce4" office:value-type="float" office:value="196849459" calcext:value-type="float">
            <text:p>196849459</text:p>
          </table:table-cell>
          <table:table-cell table:style-name="ce4" office:value-type="float" office:value="1509949440" calcext:value-type="float">
            <text:p>1509949440</text:p>
          </table:table-cell>
          <table:table-cell/>
          <table:table-cell table:style-name="ce4" office:value-type="float" office:value="256" calcext:value-type="float">
            <text:p>256</text:p>
          </table:table-cell>
          <table:table-cell table:style-name="ce4" table:formula="of:=[.B23]+[.C23]" office:value-type="float" office:value="395569403" calcext:value-type="float">
            <text:p>395569403</text:p>
          </table:table-cell>
          <table:table-cell table:style-name="ce4" table:formula="of:=[.D23]+[.E23]" office:value-type="float" office:value="591841132" calcext:value-type="float">
            <text:p>591841132</text:p>
          </table:table-cell>
          <table:table-cell table:style-name="ce4" table:formula="of:=[.F23]" office:value-type="float" office:value="1509949440" calcext:value-type="float">
            <text:p>1509949440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Encryption per each item</text:p>
          </table:table-cell>
          <table:covered-table-cell table:number-columns-repeated="3" table:style-name="ce6"/>
          <table:table-cell table:number-columns-repeated="11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ober r2</text:p>
          </table:table-cell>
          <table:table-cell table:style-name="ce6" office:value-type="string" calcext:value-type="string">
            <text:p>Sober r4</text:p>
          </table:table-cell>
          <table:table-cell table:style-name="ce6" office:value-type="string" calcext:value-type="string">
            <text:p>Goodrich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table:formula="of:=[.I19]/(393216*[.H19])" office:value-type="float" office:value="3.84267854690552" calcext:value-type="float">
            <text:p>3.8426785469</text:p>
          </table:table-cell>
          <table:table-cell table:style-name="ce6" table:formula="of:=[.J19]/(262144*[.H19])" office:value-type="float" office:value="8.57870483398438" calcext:value-type="float">
            <text:p>8.578704834</text:p>
          </table:table-cell>
          <table:table-cell table:style-name="ce6" table:formula="of:=[.K19]/(393216*[.H19])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ce6" table:formula="of:=[.I20]/(393216*[.H20])" office:value-type="float" office:value="3.86826912562052" calcext:value-type="float">
            <text:p>3.8682691256</text:p>
          </table:table-cell>
          <table:table-cell table:style-name="ce6" table:formula="of:=[.J20]/(262144*[.H20])" office:value-type="float" office:value="8.56696331501007" calcext:value-type="float">
            <text:p>8.566963315</text:p>
          </table:table-cell>
          <table:table-cell table:style-name="ce6" table:formula="of:=[.K20]/(393216*[.H20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64" calcext:value-type="float">
            <text:p>64</text:p>
          </table:table-cell>
          <table:table-cell table:style-name="ce6" table:formula="of:=[.I21]/(393216*[.H21])" office:value-type="float" office:value="3.86684838930766" calcext:value-type="float">
            <text:p>3.8668483893</text:p>
          </table:table-cell>
          <table:table-cell table:style-name="ce6" table:formula="of:=[.J21]/(262144*[.H21])" office:value-type="float" office:value="8.57141435146332" calcext:value-type="float">
            <text:p>8.5714143515</text:p>
          </table:table-cell>
          <table:table-cell table:style-name="ce6" table:formula="of:=[.K21]/(393216*[.H21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128" calcext:value-type="float">
            <text:p>128</text:p>
          </table:table-cell>
          <table:table-cell table:style-name="ce6" table:formula="of:=[.I22]/(393216*[.H22])" office:value-type="float" office:value="3.91434715191523" calcext:value-type="float">
            <text:p>3.9143471519</text:p>
          </table:table-cell>
          <table:table-cell table:style-name="ce6" table:formula="of:=[.J22]/(262144*[.H22])" office:value-type="float" office:value="8.70620676875114" calcext:value-type="float">
            <text:p>8.7062067688</text:p>
          </table:table-cell>
          <table:table-cell table:style-name="ce6" table:formula="of:=[.K22]/(393216*[.H22])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6" table:formula="of:=[.I23]/(393216*[.H23])" office:value-type="float" office:value="3.92962895830472" calcext:value-type="float">
            <text:p>3.9296289583</text:p>
          </table:table-cell>
          <table:table-cell table:style-name="ce6" table:formula="of:=[.J23]/(262144*[.H23])" office:value-type="float" office:value="8.81912010908127" calcext:value-type="float">
            <text:p>8.8191201091</text:p>
          </table:table-cell>
          <table:table-cell table:style-name="ce6" table:formula="of:=[.K23]/(393216*[.H23])" office:value-type="float" office:value="15" calcext:value-type="float">
            <text:p>15</text:p>
          </table:table-cell>
          <table:table-cell table:number-columns-repeated="11"/>
        </table:table-row>
      </table:table>
      <table:table table:name="Sort M=524288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1" office:value-type="string" calcext:value-type="string">
            <text:p>M=524288</text:p>
          </table:table-cell>
          <table:table-cell office:value-type="string" calcext:value-type="string" table:number-columns-spanned="5" table:number-rows-spanned="1">
            <text:p>Running Time</text:p>
          </table:table-cell>
          <table:covered-table-cell table:number-columns-repeated="3"/>
          <table:covered-table-cell table:style-name="ce1"/>
          <table:table-cell/>
          <table:table-cell table:style-name="ce1" table:number-columns-repeated="4"/>
          <table: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mix-r2</text:p>
          </table:table-cell>
          <table:table-cell office:value-type="string" calcext:value-type="string">
            <text:p>sort-r2</text:p>
          </table:table-cell>
          <table:table-cell office:value-type="string" calcext:value-type="string">
            <text:p>mix-r4</text:p>
          </table:table-cell>
          <table:table-cell office:value-type="string" calcext:value-type="string">
            <text:p>sort-r4</text:p>
          </table:table-cell>
          <table:table-cell table:style-name="ce1" office:value-type="string" calcext:value-type="string">
            <text:p>Goodrich</text:p>
          </table:table-cell>
          <table:table-cell/>
          <table:table-cell table:style-name="ce1"/>
          <table:table-cell table:style-name="ce1" office:value-type="string" calcext:value-type="string">
            <text:p>Sober r2</text:p>
          </table:table-cell>
          <table:table-cell table:style-name="ce1" office:value-type="string" calcext:value-type="string">
            <text:p>Sober r4</text:p>
          </table:table-cell>
          <table:table-cell table:style-name="ce1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13.8596+14.4702" office:value-type="float" office:value="28.3298" calcext:value-type="float">
            <text:p>28.3298</text:p>
          </table:table-cell>
          <table:table-cell office:value-type="float" office:value="61.5048" calcext:value-type="float">
            <text:p>61.5048</text:p>
          </table:table-cell>
          <table:table-cell table:formula="of:=13.7296+13.5282+15.1808+14.1238" office:value-type="float" office:value="56.5624" calcext:value-type="float">
            <text:p>56.5624</text:p>
          </table:table-cell>
          <table:table-cell office:value-type="float" office:value="62.0064" calcext:value-type="float">
            <text:p>62.0064</text:p>
          </table:table-cell>
          <table:table-cell table:style-name="ce1" office:value-type="float" office:value="322.81" calcext:value-type="float">
            <text:p>322.81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[.B4]+[.C4]" office:value-type="float" office:value="89.8346" calcext:value-type="float">
            <text:p>89.8346</text:p>
          </table:table-cell>
          <table:table-cell table:style-name="ce1" table:formula="of:=[.E4]+[.D4]" office:value-type="float" office:value="118.5688" calcext:value-type="float">
            <text:p>118.5688</text:p>
          </table:table-cell>
          <table:table-cell table:style-name="ce1" table:formula="of:=[.F4]" office:value-type="float" office:value="322.81" calcext:value-type="float">
            <text:p>322.81</text:p>
          </table:table-cell>
          <table:table-cell table:number-columns-repeated="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24.5733+31.0365" office:value-type="float" office:value="55.6098" calcext:value-type="float">
            <text:p>55.6098</text:p>
          </table:table-cell>
          <table:table-cell office:value-type="float" office:value="137.039" calcext:value-type="float">
            <text:p>137.039</text:p>
          </table:table-cell>
          <table:table-cell table:formula="of:=26.8535+43.9364+58.3913+28.9232" office:value-type="float" office:value="158.1044" calcext:value-type="float">
            <text:p>158.1044</text:p>
          </table:table-cell>
          <table:table-cell office:value-type="float" office:value="141.694" calcext:value-type="float">
            <text:p>141.694</text:p>
          </table:table-cell>
          <table:table-cell table:style-name="ce1" office:value-type="float" office:value="934.377" calcext:value-type="float">
            <text:p>934.377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table:formula="of:=[.B5]+[.C5]" office:value-type="float" office:value="192.6488" calcext:value-type="float">
            <text:p>192.6488</text:p>
          </table:table-cell>
          <table:table-cell table:style-name="ce1" table:formula="of:=[.E5]+[.D5]" office:value-type="float" office:value="299.7984" calcext:value-type="float">
            <text:p>299.7984</text:p>
          </table:table-cell>
          <table:table-cell table:style-name="ce1" table:formula="of:=[.F5]" office:value-type="float" office:value="934.377" calcext:value-type="float">
            <text:p>934.377</text:p>
          </table:table-cell>
          <table:table-cell table:number-columns-repeated="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88.3496+130.835" office:value-type="float" office:value="219.1846" calcext:value-type="float">
            <text:p>219.1846</text:p>
          </table:table-cell>
          <table:table-cell office:value-type="float" office:value="351.578" calcext:value-type="float">
            <text:p>351.578</text:p>
          </table:table-cell>
          <table:table-cell table:formula="of:=119.954+164.382+170.117+149.436" office:value-type="float" office:value="603.889" calcext:value-type="float">
            <text:p>603.889</text:p>
          </table:table-cell>
          <table:table-cell office:value-type="float" office:value="329.735" calcext:value-type="float">
            <text:p>329.735</text:p>
          </table:table-cell>
          <table:table-cell table:style-name="ce1" office:value-type="float" office:value="1930.59" calcext:value-type="float">
            <text:p>1930.59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1" table:formula="of:=[.B6]+[.C6]" office:value-type="float" office:value="570.7626" calcext:value-type="float">
            <text:p>570.7626</text:p>
          </table:table-cell>
          <table:table-cell table:style-name="ce1" table:formula="of:=[.E6]+[.D6]" office:value-type="float" office:value="933.624" calcext:value-type="float">
            <text:p>933.624</text:p>
          </table:table-cell>
          <table:table-cell table:style-name="ce1" table:formula="of:=[.F6]" office:value-type="float" office:value="1930.59" calcext:value-type="float">
            <text:p>1930.59</text:p>
          </table:table-cell>
          <table:table-cell table:number-columns-repeated="5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formula="of:=309.321+358.846" office:value-type="float" office:value="668.167" calcext:value-type="float">
            <text:p>668.167</text:p>
          </table:table-cell>
          <table:table-cell office:value-type="float" office:value="759.26" calcext:value-type="float">
            <text:p>759.26</text:p>
          </table:table-cell>
          <table:table-cell table:formula="of:=274+312.983+306.982+297.93" office:value-type="float" office:value="1191.895" calcext:value-type="float">
            <text:p>1191.895</text:p>
          </table:table-cell>
          <table:table-cell office:value-type="float" office:value="664.678" calcext:value-type="float">
            <text:p>664.678</text:p>
          </table:table-cell>
          <table:table-cell table:style-name="ce1" office:value-type="float" office:value="6049.08" calcext:value-type="float">
            <text:p>6049.08</text:p>
          </table:table-cell>
          <table:table-cell/>
          <table:table-cell table:style-name="ce1" office:value-type="float" office:value="128" calcext:value-type="float">
            <text:p>128</text:p>
          </table:table-cell>
          <table:table-cell table:style-name="ce1" table:formula="of:=[.B7]+[.C7]" office:value-type="float" office:value="1427.427" calcext:value-type="float">
            <text:p>1427.427</text:p>
          </table:table-cell>
          <table:table-cell table:style-name="ce1" table:formula="of:=[.E7]+[.D7]" office:value-type="float" office:value="1856.573" calcext:value-type="float">
            <text:p>1856.573</text:p>
          </table:table-cell>
          <table:table-cell table:style-name="ce1" table:formula="of:=[.F7]" office:value-type="float" office:value="6049.08" calcext:value-type="float">
            <text:p>6049.08</text:p>
          </table:table-cell>
          <table:table-cell table:number-columns-repeated="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formula="of:=755.116+777.66" office:value-type="float" office:value="1532.776" calcext:value-type="float">
            <text:p>1532.776</text:p>
          </table:table-cell>
          <table:table-cell office:value-type="float" office:value="1444.67" calcext:value-type="float">
            <text:p>1444.67</text:p>
          </table:table-cell>
          <table:table-cell table:formula="of:=688.659+734.009+733.336+723.067" office:value-type="float" office:value="2879.071" calcext:value-type="float">
            <text:p>2879.071</text:p>
          </table:table-cell>
          <table:table-cell office:value-type="float" office:value="1445.68" calcext:value-type="float">
            <text:p>1445.68</text:p>
          </table:table-cell>
          <table:table-cell table:style-name="ce1" office:value-type="float" office:value="13079.9" calcext:value-type="float">
            <text:p>13079.9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table:style-name="ce1" table:formula="of:=[.B8]+[.C8]" office:value-type="float" office:value="2977.446" calcext:value-type="float">
            <text:p>2977.446</text:p>
          </table:table-cell>
          <table:table-cell table:style-name="ce1" table:formula="of:=[.E8]+[.D8]" office:value-type="float" office:value="4324.751" calcext:value-type="float">
            <text:p>4324.751</text:p>
          </table:table-cell>
          <table:table-cell table:style-name="ce1" table:formula="of:=[.F8]" office:value-type="float" office:value="13079.9" calcext:value-type="float">
            <text:p>13079.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=524288</text:p>
          </table:table-cell>
          <table:table-cell table:style-name="ce3" office:value-type="string" calcext:value-type="string" table:number-columns-spanned="5" table:number-rows-spanned="1">
            <text:p># Encryption</text:p>
          </table:table-cell>
          <table:covered-table-cell table:number-columns-repeated="4" table:style-name="ce3"/>
          <table:table-cell table:style-name="ce3" table:number-columns-repeated="5"/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mix-r2</text:p>
          </table:table-cell>
          <table:table-cell table:style-name="ce3" office:value-type="string" calcext:value-type="string">
            <text:p>sort-r2</text:p>
          </table:table-cell>
          <table:table-cell table:style-name="ce3" office:value-type="string" calcext:value-type="string">
            <text:p>mix-r4</text:p>
          </table:table-cell>
          <table:table-cell table:style-name="ce3" office:value-type="string" calcext:value-type="string">
            <text:p>sort-r4</text:p>
          </table:table-cell>
          <table:table-cell table:style-name="ce3" office:value-type="string" calcext:value-type="string">
            <text:p>Goodrich</text:p>
          </table:table-cell>
          <table:table-cell/>
          <table:table-cell table:style-name="ce3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Sober r4</text:p>
          </table:table-cell>
          <table:table-cell table:style-name="ce3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171182" calcext:value-type="float">
            <text:p>16171182</text:p>
          </table:table-cell>
          <table:table-cell table:style-name="ce3" office:value-type="float" office:value="16217457" calcext:value-type="float">
            <text:p>16217457</text:p>
          </table:table-cell>
          <table:table-cell table:style-name="ce3" office:value-type="float" office:value="32038012" calcext:value-type="float">
            <text:p>32038012</text:p>
          </table:table-cell>
          <table:table-cell table:style-name="ce3" office:value-type="float" office:value="15693621" calcext:value-type="float">
            <text:p>15693621</text:p>
          </table:table-cell>
          <table:table-cell table:style-name="ce3" office:value-type="float" office:value="50331648" calcext:value-type="float">
            <text:p>50331648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[.B11]+[.C11]" office:value-type="float" office:value="32388639" calcext:value-type="float">
            <text:p>32388639</text:p>
          </table:table-cell>
          <table:table-cell table:style-name="ce3" table:formula="of:=[.D11]+[.E11]" office:value-type="float" office:value="47731633" calcext:value-type="float">
            <text:p>47731633</text:p>
          </table:table-cell>
          <table:table-cell table:style-name="ce3" table:formula="of:=[.F11]" office:value-type="float" office:value="50331648" calcext:value-type="float">
            <text:p>50331648</text:p>
          </table:table-cell>
          <table:table-cell table:number-columns-repeated="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648133" calcext:value-type="float">
            <text:p>31648133</text:p>
          </table:table-cell>
          <table:table-cell table:style-name="ce3" office:value-type="float" office:value="32776104" calcext:value-type="float">
            <text:p>32776104</text:p>
          </table:table-cell>
          <table:table-cell table:style-name="ce3" office:value-type="float" office:value="64982259" calcext:value-type="float">
            <text:p>64982259</text:p>
          </table:table-cell>
          <table:table-cell table:style-name="ce3" office:value-type="float" office:value="31516249" calcext:value-type="float">
            <text:p>31516249</text:p>
          </table:table-cell>
          <table:table-cell table:style-name="ce3" office:value-type="float" office:value="167772160" calcext:value-type="float">
            <text:p>167772160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[.B12]+[.C12]" office:value-type="float" office:value="64424237" calcext:value-type="float">
            <text:p>64424237</text:p>
          </table:table-cell>
          <table:table-cell table:style-name="ce3" table:formula="of:=[.D12]+[.E12]" office:value-type="float" office:value="96498508" calcext:value-type="float">
            <text:p>96498508</text:p>
          </table:table-cell>
          <table:table-cell table:style-name="ce3" table:formula="of:=[.F12]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64286678" calcext:value-type="float">
            <text:p>64286678</text:p>
          </table:table-cell>
          <table:table-cell table:style-name="ce3" office:value-type="float" office:value="64954524" calcext:value-type="float">
            <text:p>64954524</text:p>
          </table:table-cell>
          <table:table-cell table:style-name="ce3" office:value-type="float" office:value="130199989" calcext:value-type="float">
            <text:p>130199989</text:p>
          </table:table-cell>
          <table:table-cell table:style-name="ce3" office:value-type="float" office:value="65362860" calcext:value-type="float">
            <text:p>65362860</text:p>
          </table:table-cell>
          <table:table-cell table:style-name="ce3" office:value-type="float" office:value="335544320" calcext:value-type="float">
            <text:p>335544320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table:formula="of:=[.B13]+[.C13]" office:value-type="float" office:value="129241202" calcext:value-type="float">
            <text:p>129241202</text:p>
          </table:table-cell>
          <table:table-cell table:style-name="ce3" table:formula="of:=[.D13]+[.E13]" office:value-type="float" office:value="195562849" calcext:value-type="float">
            <text:p>195562849</text:p>
          </table:table-cell>
          <table:table-cell table:style-name="ce3" table:formula="of:=[.F13]" office:value-type="float" office:value="335544320" calcext:value-type="float">
            <text:p>335544320</text:p>
          </table:table-cell>
          <table:table-cell table:number-columns-repeated="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0943019" calcext:value-type="float">
            <text:p>130943019</text:p>
          </table:table-cell>
          <table:table-cell table:style-name="ce3" office:value-type="float" office:value="131536801" calcext:value-type="float">
            <text:p>131536801</text:p>
          </table:table-cell>
          <table:table-cell table:style-name="ce3" office:value-type="float" office:value="262276834" calcext:value-type="float">
            <text:p>262276834</text:p>
          </table:table-cell>
          <table:table-cell table:style-name="ce3" office:value-type="float" office:value="131309386" calcext:value-type="float">
            <text:p>131309386</text:p>
          </table:table-cell>
          <table:table-cell table:style-name="ce3" office:value-type="float" office:value="1006632960" calcext:value-type="float">
            <text:p>1006632960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3" table:formula="of:=[.B14]+[.C14]" office:value-type="float" office:value="262479820" calcext:value-type="float">
            <text:p>262479820</text:p>
          </table:table-cell>
          <table:table-cell table:style-name="ce3" table:formula="of:=[.D14]+[.E14]" office:value-type="float" office:value="393586220" calcext:value-type="float">
            <text:p>393586220</text:p>
          </table:table-cell>
          <table:table-cell table:style-name="ce3" table:formula="of:=[.F14]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63187944" calcext:value-type="float">
            <text:p>263187944</text:p>
          </table:table-cell>
          <table:table-cell table:style-name="ce3" office:value-type="float" office:value="261781393" calcext:value-type="float">
            <text:p>261781393</text:p>
          </table:table-cell>
          <table:table-cell table:style-name="ce3" office:value-type="float" office:value="526551852" calcext:value-type="float">
            <text:p>526551852</text:p>
          </table:table-cell>
          <table:table-cell table:style-name="ce3" office:value-type="float" office:value="260931176" calcext:value-type="float">
            <text:p>260931176</text:p>
          </table:table-cell>
          <table:table-cell table:style-name="ce3" office:value-type="float" office:value="2013265920" calcext:value-type="float">
            <text:p>2013265920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style-name="ce3" table:formula="of:=[.B15]+[.C15]" office:value-type="float" office:value="524969337" calcext:value-type="float">
            <text:p>524969337</text:p>
          </table:table-cell>
          <table:table-cell table:style-name="ce3" table:formula="of:=[.D15]+[.E15]" office:value-type="float" office:value="787483028" calcext:value-type="float">
            <text:p>787483028</text:p>
          </table:table-cell>
          <table:table-cell table:style-name="ce3" table:formula="of:=[.F15]" office:value-type="float" office:value="2013265920" calcext:value-type="float">
            <text:p>201326592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4" office:value-type="string" calcext:value-type="string">
            <text:p>M=524288</text:p>
          </table:table-cell>
          <table:table-cell table:style-name="ce4" office:value-type="string" calcext:value-type="string" table:number-columns-spanned="5" table:number-rows-spanned="1">
            <text:p># Decryption</text:p>
          </table:table-cell>
          <table:covered-table-cell table:number-columns-repeated="4" table:style-name="ce4"/>
          <table:table-cell table:style-name="ce4" table:number-columns-repeated="5"/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mix-r2</text:p>
          </table:table-cell>
          <table:table-cell table:style-name="ce4" office:value-type="string" calcext:value-type="string">
            <text:p>sort-r2</text:p>
          </table:table-cell>
          <table:table-cell table:style-name="ce4" office:value-type="string" calcext:value-type="string">
            <text:p>mix-r4</text:p>
          </table:table-cell>
          <table:table-cell table:style-name="ce4" office:value-type="string" calcext:value-type="string">
            <text:p>sort-r4</text:p>
          </table:table-cell>
          <table:table-cell table:style-name="ce4" office:value-type="string" calcext:value-type="string">
            <text:p>Goodrich</text:p>
          </table:table-cell>
          <table:table-cell/>
          <table:table-cell table:style-name="ce4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Sober r4</text:p>
          </table:table-cell>
          <table:table-cell table:style-name="ce4" office:value-type="string" calcext:value-type="string">
            <text:p>Goodrich</text:p>
          </table:table-cell>
          <table:table-cell table:number-columns-repeated="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6128633" calcext:value-type="float">
            <text:p>16128633</text:p>
          </table:table-cell>
          <table:table-cell table:style-name="ce4" office:value-type="float" office:value="16325449" calcext:value-type="float">
            <text:p>16325449</text:p>
          </table:table-cell>
          <table:table-cell table:style-name="ce4" office:value-type="float" office:value="31916302" calcext:value-type="float">
            <text:p>31916302</text:p>
          </table:table-cell>
          <table:table-cell table:style-name="ce4" office:value-type="float" office:value="15948645" calcext:value-type="float">
            <text:p>15948645</text:p>
          </table:table-cell>
          <table:table-cell table:style-name="ce4" office:value-type="float" office:value="50331648" calcext:value-type="float">
            <text:p>50331648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table:formula="of:=[.B19]+[.C19]" office:value-type="float" office:value="32454082" calcext:value-type="float">
            <text:p>32454082</text:p>
          </table:table-cell>
          <table:table-cell table:style-name="ce4" table:formula="of:=[.D19]+[.E19]" office:value-type="float" office:value="47864947" calcext:value-type="float">
            <text:p>47864947</text:p>
          </table:table-cell>
          <table:table-cell table:style-name="ce4" table:formula="of:=[.F19]" office:value-type="float" office:value="50331648" calcext:value-type="float">
            <text:p>50331648</text:p>
          </table:table-cell>
          <table:table-cell table:number-columns-repeated="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434612" calcext:value-type="float">
            <text:p>31434612</text:p>
          </table:table-cell>
          <table:table-cell table:style-name="ce4" office:value-type="float" office:value="32994219" calcext:value-type="float">
            <text:p>32994219</text:p>
          </table:table-cell>
          <table:table-cell table:style-name="ce4" office:value-type="float" office:value="64681317" calcext:value-type="float">
            <text:p>64681317</text:p>
          </table:table-cell>
          <table:table-cell table:style-name="ce4" office:value-type="float" office:value="32344654" calcext:value-type="float">
            <text:p>32344654</text:p>
          </table:table-cell>
          <table:table-cell table:style-name="ce4" office:value-type="float" office:value="167772160" calcext:value-type="float">
            <text:p>167772160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 table:formula="of:=[.B20]+[.C20]" office:value-type="float" office:value="64428831" calcext:value-type="float">
            <text:p>64428831</text:p>
          </table:table-cell>
          <table:table-cell table:style-name="ce4" table:formula="of:=[.D20]+[.E20]" office:value-type="float" office:value="97025971" calcext:value-type="float">
            <text:p>97025971</text:p>
          </table:table-cell>
          <table:table-cell table:style-name="ce4" table:formula="of:=[.F20]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64180004" calcext:value-type="float">
            <text:p>64180004</text:p>
          </table:table-cell>
          <table:table-cell table:style-name="ce4" office:value-type="float" office:value="66104946" calcext:value-type="float">
            <text:p>66104946</text:p>
          </table:table-cell>
          <table:table-cell table:style-name="ce4" office:value-type="float" office:value="129808797" calcext:value-type="float">
            <text:p>129808797</text:p>
          </table:table-cell>
          <table:table-cell table:style-name="ce4" office:value-type="float" office:value="66362826" calcext:value-type="float">
            <text:p>66362826</text:p>
          </table:table-cell>
          <table:table-cell table:style-name="ce4" office:value-type="float" office:value="335544320" calcext:value-type="float">
            <text:p>335544320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 table:formula="of:=[.B21]+[.C21]" office:value-type="float" office:value="130284950" calcext:value-type="float">
            <text:p>130284950</text:p>
          </table:table-cell>
          <table:table-cell table:style-name="ce4" table:formula="of:=[.D21]+[.E21]" office:value-type="float" office:value="196171623" calcext:value-type="float">
            <text:p>196171623</text:p>
          </table:table-cell>
          <table:table-cell table:style-name="ce4" table:formula="of:=[.F21]" office:value-type="float" office:value="335544320" calcext:value-type="float">
            <text:p>335544320</text:p>
          </table:table-cell>
          <table:table-cell table:number-columns-repeated="5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30502800" calcext:value-type="float">
            <text:p>130502800</text:p>
          </table:table-cell>
          <table:table-cell table:style-name="ce4" office:value-type="float" office:value="132880268" calcext:value-type="float">
            <text:p>132880268</text:p>
          </table:table-cell>
          <table:table-cell table:style-name="ce4" office:value-type="float" office:value="261357255" calcext:value-type="float">
            <text:p>261357255</text:p>
          </table:table-cell>
          <table:table-cell table:style-name="ce4" office:value-type="float" office:value="132113257" calcext:value-type="float">
            <text:p>132113257</text:p>
          </table:table-cell>
          <table:table-cell table:style-name="ce4" office:value-type="float" office:value="1006632960" calcext:value-type="float">
            <text:p>1006632960</text:p>
          </table:table-cell>
          <table:table-cell/>
          <table:table-cell table:style-name="ce4" office:value-type="float" office:value="128" calcext:value-type="float">
            <text:p>128</text:p>
          </table:table-cell>
          <table:table-cell table:style-name="ce4" table:formula="of:=[.B22]+[.C22]" office:value-type="float" office:value="263383068" calcext:value-type="float">
            <text:p>263383068</text:p>
          </table:table-cell>
          <table:table-cell table:style-name="ce4" table:formula="of:=[.D22]+[.E22]" office:value-type="float" office:value="393470512" calcext:value-type="float">
            <text:p>393470512</text:p>
          </table:table-cell>
          <table:table-cell table:style-name="ce4" table:formula="of:=[.F22]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62444453" calcext:value-type="float">
            <text:p>262444453</text:p>
          </table:table-cell>
          <table:table-cell table:style-name="ce4" office:value-type="float" office:value="263697055" calcext:value-type="float">
            <text:p>263697055</text:p>
          </table:table-cell>
          <table:table-cell table:style-name="ce4" office:value-type="float" office:value="524813980" calcext:value-type="float">
            <text:p>524813980</text:p>
          </table:table-cell>
          <table:table-cell table:style-name="ce4" office:value-type="float" office:value="264393372" calcext:value-type="float">
            <text:p>264393372</text:p>
          </table:table-cell>
          <table:table-cell table:style-name="ce4" office:value-type="float" office:value="2013265920" calcext:value-type="float">
            <text:p>2013265920</text:p>
          </table:table-cell>
          <table:table-cell/>
          <table:table-cell table:style-name="ce4" office:value-type="float" office:value="256" calcext:value-type="float">
            <text:p>256</text:p>
          </table:table-cell>
          <table:table-cell table:style-name="ce4" table:formula="of:=[.B23]+[.C23]" office:value-type="float" office:value="526141508" calcext:value-type="float">
            <text:p>526141508</text:p>
          </table:table-cell>
          <table:table-cell table:style-name="ce4" table:formula="of:=[.D23]+[.E23]" office:value-type="float" office:value="789207352" calcext:value-type="float">
            <text:p>789207352</text:p>
          </table:table-cell>
          <table:table-cell table:style-name="ce4" table:formula="of:=[.F23]" office:value-type="float" office:value="2013265920" calcext:value-type="float">
            <text:p>2013265920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Encryption per each item</text:p>
          </table:table-cell>
          <table:covered-table-cell table:number-columns-repeated="3" table:style-name="ce6"/>
          <table:table-cell table:number-columns-repeated="11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ober r2</text:p>
          </table:table-cell>
          <table:table-cell table:style-name="ce6" office:value-type="string" calcext:value-type="string">
            <text:p>Sober r4</text:p>
          </table:table-cell>
          <table:table-cell table:style-name="ce6" office:value-type="string" calcext:value-type="string">
            <text:p>Goodrich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table:formula="of:=[.I19]/(393216*[.H19])" office:value-type="float" office:value="5.1584374109904" calcext:value-type="float">
            <text:p>5.158437411</text:p>
          </table:table-cell>
          <table:table-cell table:style-name="ce6" table:formula="of:=[.J19]/(262144*[.H19])" office:value-type="float" office:value="11.4118926525116" calcext:value-type="float">
            <text:p>11.4118926525</text:p>
          </table:table-cell>
          <table:table-cell table:style-name="ce6" table:formula="of:=[.K19]/(524288*[.H19])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ce6" table:formula="of:=[.I20]/(393216*[.H20])" office:value-type="float" office:value="5.12034344673157" calcext:value-type="float">
            <text:p>5.1203434467</text:p>
          </table:table-cell>
          <table:table-cell table:style-name="ce6" table:formula="of:=[.J20]/(262144*[.H20])" office:value-type="float" office:value="11.5663970708847" calcext:value-type="float">
            <text:p>11.5663970709</text:p>
          </table:table-cell>
          <table:table-cell table:style-name="ce6" table:formula="of:=[.K20]/(524288*[.H20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64" calcext:value-type="float">
            <text:p>64</text:p>
          </table:table-cell>
          <table:table-cell table:style-name="ce6" table:formula="of:=[.I21]/(393216*[.H21])" office:value-type="float" office:value="5.17705877621969" calcext:value-type="float">
            <text:p>5.1770587762</text:p>
          </table:table-cell>
          <table:table-cell table:style-name="ce6" table:formula="of:=[.J21]/(262144*[.H21])" office:value-type="float" office:value="11.6927399039269" calcext:value-type="float">
            <text:p>11.6927399039</text:p>
          </table:table-cell>
          <table:table-cell table:style-name="ce6" table:formula="of:=[.K21]/(524288*[.H21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128" calcext:value-type="float">
            <text:p>128</text:p>
          </table:table-cell>
          <table:table-cell table:style-name="ce6" table:formula="of:=[.I22]/(393216*[.H22])" office:value-type="float" office:value="5.23295140266418" calcext:value-type="float">
            <text:p>5.2329514027</text:p>
          </table:table-cell>
          <table:table-cell table:style-name="ce6" table:formula="of:=[.J22]/(262144*[.H22])" office:value-type="float" office:value="11.7263350486755" calcext:value-type="float">
            <text:p>11.7263350487</text:p>
          </table:table-cell>
          <table:table-cell table:style-name="ce6" table:formula="of:=[.K22]/(524288*[.H22])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6" table:formula="of:=[.I23]/(393216*[.H23])" office:value-type="float" office:value="5.22674628098806" calcext:value-type="float">
            <text:p>5.226746281</text:p>
          </table:table-cell>
          <table:table-cell table:style-name="ce6" table:formula="of:=[.J23]/(262144*[.H23])" office:value-type="float" office:value="11.7601059675217" calcext:value-type="float">
            <text:p>11.7601059675</text:p>
          </table:table-cell>
          <table:table-cell table:style-name="ce6" table:formula="of:=[.K23]/(524288*[.H23])" office:value-type="float" office:value="15" calcext:value-type="float">
            <text:p>15</text:p>
          </table:table-cell>
          <table:table-cell table:number-columns-repeated="11"/>
        </table:table-row>
      </table:table>
      <table:table table:name="Compact M=131072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=131072</text:p>
          </table:table-cell>
          <table:table-cell office:value-type="string" calcext:value-type="string" table:number-columns-spanned="3" table:number-rows-spanned="1">
            <text:p>Running Time</text:p>
          </table:table-cell>
          <table:covered-table-cell table:number-columns-repeated="2"/>
          <table:table-cell table:number-columns-repeated="6"/>
          <table:table-cell office:value-type="string" calcext:value-type="string">
            <text:p>#mix round = 2</text:p>
          </table:table-cell>
        </table:table-row>
        <table:table-row table:style-name="ro1">
          <table:table-cell/>
          <table:table-cell office:value-type="string" calcext:value-type="string">
            <text:p>mix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oodrich</text:p>
          </table:table-cell>
          <table:table-cell table:number-columns-repeated="2"/>
          <table:table-cell office:value-type="string" calcext:value-type="string">
            <text:p>Sober r2</text:p>
          </table:table-cell>
          <table:table-cell office:value-type="string" calcext:value-type="string">
            <text:p>Goodrich</text:p>
          </table:table-cell>
          <table:table-cell table:number-columns-repeated="2"/>
          <table:table-cell office:value-type="string" calcext:value-type="string">
            <text:p>Goodrich's block = 2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.31+3.15" office:value-type="float" office:value="6.46" calcext:value-type="float">
            <text:p>6.46</text:p>
          </table:table-cell>
          <table:table-cell office:value-type="float" office:value="4.28721" calcext:value-type="float">
            <text:p>4.28721</text:p>
          </table:table-cell>
          <table:table-cell office:value-type="float" office:value="95.2804" calcext:value-type="float">
            <text:p>95.280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3]+[.C3]" office:value-type="float" office:value="10.74721" calcext:value-type="float">
            <text:p>10.74721</text:p>
          </table:table-cell>
          <table:table-cell table:formula="of:=[.D3]" office:value-type="float" office:value="95.2804" calcext:value-type="float">
            <text:p>95.280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6.605+7.06" office:value-type="float" office:value="13.665" calcext:value-type="float">
            <text:p>13.665</text:p>
          </table:table-cell>
          <table:table-cell office:value-type="float" office:value="8.69833" calcext:value-type="float">
            <text:p>8.69833</text:p>
          </table:table-cell>
          <table:table-cell office:value-type="float" office:value="211.946" calcext:value-type="float">
            <text:p>211.94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4]+[.C4]" office:value-type="float" office:value="22.36333" calcext:value-type="float">
            <text:p>22.36333</text:p>
          </table:table-cell>
          <table:table-cell table:formula="of:=[.D4]" office:value-type="float" office:value="211.946" calcext:value-type="float">
            <text:p>211.94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2.7262+12.8685" office:value-type="float" office:value="25.5947" calcext:value-type="float">
            <text:p>25.5947</text:p>
          </table:table-cell>
          <table:table-cell office:value-type="float" office:value="36.0582" calcext:value-type="float">
            <text:p>36.0582</text:p>
          </table:table-cell>
          <table:table-cell office:value-type="float" office:value="487.494" calcext:value-type="float">
            <text:p>487.49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B5]+[.C5]" office:value-type="float" office:value="61.6529" calcext:value-type="float">
            <text:p>61.6529</text:p>
          </table:table-cell>
          <table:table-cell table:formula="of:=[.D5]" office:value-type="float" office:value="487.494" calcext:value-type="float">
            <text:p>487.494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40.5426+85.5603" office:value-type="float" office:value="126.1029" calcext:value-type="float">
            <text:p>126.1029</text:p>
          </table:table-cell>
          <table:table-cell office:value-type="float" office:value="137.554" calcext:value-type="float">
            <text:p>137.554</text:p>
          </table:table-cell>
          <table:table-cell office:value-type="float" office:value="1324.72" calcext:value-type="float">
            <text:p>1324.72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B6]+[.C6]" office:value-type="float" office:value="263.6569" calcext:value-type="float">
            <text:p>263.6569</text:p>
          </table:table-cell>
          <table:table-cell table:formula="of:=[.D6]" office:value-type="float" office:value="1324.72" calcext:value-type="float">
            <text:p>1324.72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221.966+228.147" office:value-type="float" office:value="450.113" calcext:value-type="float">
            <text:p>450.113</text:p>
          </table:table-cell>
          <table:table-cell office:value-type="float" office:value="390.298" calcext:value-type="float">
            <text:p>390.298</text:p>
          </table:table-cell>
          <table:table-cell office:value-type="float" office:value="2573.18" calcext:value-type="float">
            <text:p>2573.18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7]+[.C7]" office:value-type="float" office:value="840.411" calcext:value-type="float">
            <text:p>840.411</text:p>
          </table:table-cell>
          <table:table-cell table:formula="of:=[.D7]" office:value-type="float" office:value="2573.18" calcext:value-type="float">
            <text:p>2573.1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=131072</text:p>
          </table:table-cell>
          <table:table-cell table:style-name="ce3" office:value-type="string" calcext:value-type="string" table:number-columns-spanned="3" table:number-rows-spanned="1">
            <text:p># Encryption</text:p>
          </table:table-cell>
          <table:covered-table-cell table:number-columns-repeated="2" table:style-name="ce3"/>
          <table:table-cell table:style-name="ce3" table:number-columns-repeated="4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Goodrich</text:p>
          </table:table-cell>
          <table:table-cell/>
          <table:table-cell table:style-name="ce3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Goodrich</text:p>
          </table:table-cell>
          <table:table-cell table:number-columns-repeated="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4001920" calcext:value-type="float">
            <text:p>4001920</text:p>
          </table:table-cell>
          <table:table-cell table:style-name="ce3" office:value-type="float" office:value="22618123" calcext:value-type="float">
            <text:p>22618123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[.B10]+[.C10]" office:value-type="float" office:value="8003840" calcext:value-type="float">
            <text:p>8003840</text:p>
          </table:table-cell>
          <table:table-cell table:style-name="ce3" table:formula="of:=[.D10]" office:value-type="float" office:value="22618123" calcext:value-type="float">
            <text:p>22618123</text:p>
          </table:table-cell>
          <table:table-cell table:number-columns-repeated="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7913299" calcext:value-type="float">
            <text:p>7913299</text:p>
          </table:table-cell>
          <table:table-cell table:style-name="ce3" office:value-type="float" office:value="49420300" calcext:value-type="float">
            <text:p>49420300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[.B11]+[.C11]" office:value-type="float" office:value="15826598" calcext:value-type="float">
            <text:p>15826598</text:p>
          </table:table-cell>
          <table:table-cell table:style-name="ce3" table:formula="of:=[.D11]" office:value-type="float" office:value="49420300" calcext:value-type="float">
            <text:p>49420300</text:p>
          </table:table-cell>
          <table:table-cell table:number-columns-repeated="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15533730" calcext:value-type="float">
            <text:p>15533730</text:p>
          </table:table-cell>
          <table:table-cell table:style-name="ce3" office:value-type="float" office:value="107177997" calcext:value-type="float">
            <text:p>107177997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table:formula="of:=[.B12]+[.C12]" office:value-type="float" office:value="31067460" calcext:value-type="float">
            <text:p>31067460</text:p>
          </table:table-cell>
          <table:table-cell table:style-name="ce3" table:formula="of:=[.D12]" office:value-type="float" office:value="107177997" calcext:value-type="float">
            <text:p>107177997</text:p>
          </table:table-cell>
          <table:table-cell table:number-columns-repeated="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32537463" calcext:value-type="float">
            <text:p>32537463</text:p>
          </table:table-cell>
          <table:table-cell table:style-name="ce3" office:value-type="float" office:value="231159822" calcext:value-type="float">
            <text:p>231159822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3" table:formula="of:=[.B13]+[.C13]" office:value-type="float" office:value="65074926" calcext:value-type="float">
            <text:p>65074926</text:p>
          </table:table-cell>
          <table:table-cell table:style-name="ce3" table:formula="of:=[.D13]" office:value-type="float" office:value="231159822" calcext:value-type="float">
            <text:p>231159822</text:p>
          </table:table-cell>
          <table:table-cell table:number-columns-repeated="3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66414013" calcext:value-type="float">
            <text:p>66414013</text:p>
          </table:table-cell>
          <table:table-cell table:style-name="ce3" office:value-type="float" office:value="495847439" calcext:value-type="float">
            <text:p>495847439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style-name="ce3" table:formula="of:=[.B14]+[.C14]" office:value-type="float" office:value="132828026" calcext:value-type="float">
            <text:p>132828026</text:p>
          </table:table-cell>
          <table:table-cell table:style-name="ce3" table:formula="of:=[.D14]" office:value-type="float" office:value="495847439" calcext:value-type="float">
            <text:p>495847439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M=131072</text:p>
          </table:table-cell>
          <table:table-cell table:style-name="ce4" office:value-type="string" calcext:value-type="string" table:number-columns-spanned="3" table:number-rows-spanned="1">
            <text:p># Decryption</text:p>
          </table:table-cell>
          <table:covered-table-cell table:number-columns-repeated="2" table:style-name="ce4"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/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Goodrich</text:p>
          </table:table-cell>
          <table:table-cell/>
          <table:table-cell table:style-name="ce4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Goodrich</text:p>
          </table:table-cell>
          <table:table-cell table:number-columns-repeated="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3972663" calcext:value-type="float">
            <text:p>3972663</text:p>
          </table:table-cell>
          <table:table-cell table:style-name="ce4" office:value-type="float" office:value="18881225" calcext:value-type="float">
            <text:p>18881225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table:formula="of:=[.B18]+[.C18]" office:value-type="float" office:value="7945326" calcext:value-type="float">
            <text:p>7945326</text:p>
          </table:table-cell>
          <table:table-cell table:style-name="ce4" table:formula="of:=[.D18]" office:value-type="float" office:value="18881225" calcext:value-type="float">
            <text:p>18881225</text:p>
          </table:table-cell>
          <table:table-cell table:number-columns-repeated="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7857457" calcext:value-type="float">
            <text:p>7857457</text:p>
          </table:table-cell>
          <table:table-cell table:style-name="ce4" office:value-type="float" office:value="40561341" calcext:value-type="float">
            <text:p>40561341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 table:formula="of:=[.B19]+[.C19]" office:value-type="float" office:value="15714914" calcext:value-type="float">
            <text:p>15714914</text:p>
          </table:table-cell>
          <table:table-cell table:style-name="ce4" table:formula="of:=[.D19]" office:value-type="float" office:value="40561341" calcext:value-type="float">
            <text:p>40561341</text:p>
          </table:table-cell>
          <table:table-cell table:number-columns-repeated="3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number-columns-repeated="2" table:style-name="ce4" office:value-type="float" office:value="15418897" calcext:value-type="float">
            <text:p>15418897</text:p>
          </table:table-cell>
          <table:table-cell table:style-name="ce4" office:value-type="float" office:value="86663124" calcext:value-type="float">
            <text:p>86663124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 table:formula="of:=[.B20]+[.C20]" office:value-type="float" office:value="30837794" calcext:value-type="float">
            <text:p>30837794</text:p>
          </table:table-cell>
          <table:table-cell table:style-name="ce4" table:formula="of:=[.D20]" office:value-type="float" office:value="86663124" calcext:value-type="float">
            <text:p>86663124</text:p>
          </table:table-cell>
          <table:table-cell table:number-columns-repeated="3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number-columns-repeated="2" table:style-name="ce4" office:value-type="float" office:value="32364139" calcext:value-type="float">
            <text:p>32364139</text:p>
          </table:table-cell>
          <table:table-cell table:style-name="ce4" office:value-type="float" office:value="184538594" calcext:value-type="float">
            <text:p>184538594</text:p>
          </table:table-cell>
          <table:table-cell/>
          <table:table-cell table:style-name="ce4" office:value-type="float" office:value="128" calcext:value-type="float">
            <text:p>128</text:p>
          </table:table-cell>
          <table:table-cell table:style-name="ce4" table:formula="of:=[.B21]+[.C21]" office:value-type="float" office:value="64728278" calcext:value-type="float">
            <text:p>64728278</text:p>
          </table:table-cell>
          <table:table-cell table:style-name="ce4" table:formula="of:=[.D21]" office:value-type="float" office:value="184538594" calcext:value-type="float">
            <text:p>184538594</text:p>
          </table:table-cell>
          <table:table-cell table:number-columns-repeated="3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number-columns-repeated="2" table:style-name="ce4" office:value-type="float" office:value="66304901" calcext:value-type="float">
            <text:p>66304901</text:p>
          </table:table-cell>
          <table:table-cell table:style-name="ce4" office:value-type="float" office:value="391445692" calcext:value-type="float">
            <text:p>391445692</text:p>
          </table:table-cell>
          <table:table-cell/>
          <table:table-cell table:style-name="ce4" office:value-type="float" office:value="256" calcext:value-type="float">
            <text:p>256</text:p>
          </table:table-cell>
          <table:table-cell table:style-name="ce4" table:formula="of:=[.B22]+[.C22]" office:value-type="float" office:value="132609802" calcext:value-type="float">
            <text:p>132609802</text:p>
          </table:table-cell>
          <table:table-cell table:style-name="ce4" table:formula="of:=[.D22]" office:value-type="float" office:value="391445692" calcext:value-type="float">
            <text:p>391445692</text:p>
          </table:table-cell>
          <table:table-cell table:number-columns-repeated="3"/>
        </table:table-row>
      </table:table>
      <table:table table:name="Compact M=262144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=262144</text:p>
          </table:table-cell>
          <table:table-cell office:value-type="string" calcext:value-type="string" table:number-columns-spanned="3" table:number-rows-spanned="1">
            <text:p>Running Time</text:p>
          </table:table-cell>
          <table:covered-table-cell table:number-columns-repeated="2"/>
          <table:table-cell table:number-columns-repeated="6"/>
          <table:table-cell office:value-type="string" calcext:value-type="string">
            <text:p>#mix round = 2</text:p>
          </table:table-cell>
        </table:table-row>
        <table:table-row table:style-name="ro1">
          <table:table-cell/>
          <table:table-cell office:value-type="string" calcext:value-type="string">
            <text:p>mix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oodrich</text:p>
          </table:table-cell>
          <table:table-cell table:number-columns-repeated="2"/>
          <table:table-cell office:value-type="string" calcext:value-type="string">
            <text:p>Sober r2</text:p>
          </table:table-cell>
          <table:table-cell office:value-type="string" calcext:value-type="string">
            <text:p>Goodrich</text:p>
          </table:table-cell>
          <table:table-cell table:number-columns-repeated="2"/>
          <table:table-cell office:value-type="string" calcext:value-type="string">
            <text:p>Goodrich's block = 2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6.75471+6.45852" office:value-type="float" office:value="13.21323" calcext:value-type="float">
            <text:p>13.21323</text:p>
          </table:table-cell>
          <table:table-cell office:value-type="float" office:value="9.4246" calcext:value-type="float">
            <text:p>9.4246</text:p>
          </table:table-cell>
          <table:table-cell office:value-type="float" office:value="204.973" calcext:value-type="float">
            <text:p>204.97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3]+[.C3]" office:value-type="float" office:value="22.63783" calcext:value-type="float">
            <text:p>22.63783</text:p>
          </table:table-cell>
          <table:table-cell table:formula="of:=[.D3]" office:value-type="float" office:value="204.973" calcext:value-type="float">
            <text:p>204.97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2.9779+12.6414" office:value-type="float" office:value="25.6193" calcext:value-type="float">
            <text:p>25.6193</text:p>
          </table:table-cell>
          <table:table-cell office:value-type="float" office:value="24.156" calcext:value-type="float">
            <text:p>24.156</text:p>
          </table:table-cell>
          <table:table-cell office:value-type="float" office:value="467.946" calcext:value-type="float">
            <text:p>467.94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4]+[.C4]" office:value-type="float" office:value="49.7753" calcext:value-type="float">
            <text:p>49.7753</text:p>
          </table:table-cell>
          <table:table-cell table:formula="of:=[.D4]" office:value-type="float" office:value="467.946" calcext:value-type="float">
            <text:p>467.94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30+74.2688" office:value-type="float" office:value="104.2688" calcext:value-type="float">
            <text:p>104.2688</text:p>
          </table:table-cell>
          <table:table-cell office:value-type="float" office:value="134.655" calcext:value-type="float">
            <text:p>134.655</text:p>
          </table:table-cell>
          <table:table-cell office:value-type="float" office:value="1287.26" calcext:value-type="float">
            <text:p>1287.2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B5]+[.C5]" office:value-type="float" office:value="238.9238" calcext:value-type="float">
            <text:p>238.9238</text:p>
          </table:table-cell>
          <table:table-cell table:formula="of:=[.D5]" office:value-type="float" office:value="1287.26" calcext:value-type="float">
            <text:p>1287.2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52.038+169.082" office:value-type="float" office:value="321.12" calcext:value-type="float">
            <text:p>321.12</text:p>
          </table:table-cell>
          <table:table-cell office:value-type="float" office:value="291.788" calcext:value-type="float">
            <text:p>291.788</text:p>
          </table:table-cell>
          <table:table-cell office:value-type="float" office:value="2508.05" calcext:value-type="float">
            <text:p>2508.05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B6]+[.C6]" office:value-type="float" office:value="612.908" calcext:value-type="float">
            <text:p>612.908</text:p>
          </table:table-cell>
          <table:table-cell table:formula="of:=[.D6]" office:value-type="float" office:value="2508.05" calcext:value-type="float">
            <text:p>2508.05</text:p>
          </table:table-cell>
          <table:table-cell table:number-columns-repeated="2"/>
          <table:table-cell table:formula="of:=262144*256" office:value-type="float" office:value="67108864" calcext:value-type="float">
            <text:p>671088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345.375+367.323" office:value-type="float" office:value="712.698" calcext:value-type="float">
            <text:p>712.698</text:p>
          </table:table-cell>
          <table:table-cell office:value-type="float" office:value="638.294" calcext:value-type="float">
            <text:p>638.294</text:p>
          </table:table-cell>
          <table:table-cell office:value-type="float" office:value="5521.59" calcext:value-type="float">
            <text:p>5521.59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7]+[.C7]" office:value-type="float" office:value="1350.992" calcext:value-type="float">
            <text:p>1350.992</text:p>
          </table:table-cell>
          <table:table-cell table:formula="of:=[.D7]" office:value-type="float" office:value="5521.59" calcext:value-type="float">
            <text:p>5521.5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=262144</text:p>
          </table:table-cell>
          <table:table-cell table:style-name="ce3" office:value-type="string" calcext:value-type="string" table:number-columns-spanned="3" table:number-rows-spanned="1">
            <text:p># Encryption</text:p>
          </table:table-cell>
          <table:covered-table-cell table:number-columns-repeated="2" table:style-name="ce3"/>
          <table:table-cell table:style-name="ce3" table:number-columns-repeated="4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Goodrich</text:p>
          </table:table-cell>
          <table:table-cell/>
          <table:table-cell table:style-name="ce3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Goodrich</text:p>
          </table:table-cell>
          <table:table-cell table:number-columns-repeated="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7873426" calcext:value-type="float">
            <text:p>7873426</text:p>
          </table:table-cell>
          <table:table-cell table:style-name="ce3" office:value-type="float" office:value="49420300" calcext:value-type="float">
            <text:p>49420300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[.B10]+[.C10]" office:value-type="float" office:value="15746852" calcext:value-type="float">
            <text:p>15746852</text:p>
          </table:table-cell>
          <table:table-cell table:style-name="ce3" table:formula="of:=[.D10]" office:value-type="float" office:value="49420300" calcext:value-type="float">
            <text:p>49420300</text:p>
          </table:table-cell>
          <table:table-cell table:number-columns-repeated="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15655035" calcext:value-type="float">
            <text:p>15655035</text:p>
          </table:table-cell>
          <table:table-cell table:style-name="ce3" office:value-type="float" office:value="107177997" calcext:value-type="float">
            <text:p>107177997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[.B11]+[.C11]" office:value-type="float" office:value="31310070" calcext:value-type="float">
            <text:p>31310070</text:p>
          </table:table-cell>
          <table:table-cell table:style-name="ce3" table:formula="of:=[.D11]" office:value-type="float" office:value="107177997" calcext:value-type="float">
            <text:p>107177997</text:p>
          </table:table-cell>
          <table:table-cell table:number-columns-repeated="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31337387" calcext:value-type="float">
            <text:p>31337387</text:p>
          </table:table-cell>
          <table:table-cell table:style-name="ce3" office:value-type="float" office:value="231159822" calcext:value-type="float">
            <text:p>231159822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table:formula="of:=[.B12]+[.C12]" office:value-type="float" office:value="62674774" calcext:value-type="float">
            <text:p>62674774</text:p>
          </table:table-cell>
          <table:table-cell table:style-name="ce3" table:formula="of:=[.D12]" office:value-type="float" office:value="231159822" calcext:value-type="float">
            <text:p>231159822</text:p>
          </table:table-cell>
          <table:table-cell table:number-columns-repeated="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64725149" calcext:value-type="float">
            <text:p>64725149</text:p>
          </table:table-cell>
          <table:table-cell table:style-name="ce3" office:value-type="float" office:value="495847439" calcext:value-type="float">
            <text:p>495847439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3" table:formula="of:=[.B13]+[.C13]" office:value-type="float" office:value="129450298" calcext:value-type="float">
            <text:p>129450298</text:p>
          </table:table-cell>
          <table:table-cell table:style-name="ce3" table:formula="of:=[.D13]" office:value-type="float" office:value="495847439" calcext:value-type="float">
            <text:p>495847439</text:p>
          </table:table-cell>
          <table:table-cell table:number-columns-repeated="3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132643063" calcext:value-type="float">
            <text:p>132643063</text:p>
          </table:table-cell>
          <table:table-cell table:style-name="ce3" office:value-type="float" office:value="1058887696" calcext:value-type="float">
            <text:p>1058887696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style-name="ce3" table:formula="of:=[.B14]+[.C14]" office:value-type="float" office:value="265286126" calcext:value-type="float">
            <text:p>265286126</text:p>
          </table:table-cell>
          <table:table-cell table:style-name="ce3" table:formula="of:=[.D14]" office:value-type="float" office:value="1058887696" calcext:value-type="float">
            <text:p>1058887696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M=262144</text:p>
          </table:table-cell>
          <table:table-cell table:style-name="ce4" office:value-type="string" calcext:value-type="string" table:number-columns-spanned="3" table:number-rows-spanned="1">
            <text:p># Decryption</text:p>
          </table:table-cell>
          <table:covered-table-cell table:number-columns-repeated="2" table:style-name="ce4"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/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Goodrich</text:p>
          </table:table-cell>
          <table:table-cell/>
          <table:table-cell table:style-name="ce4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Goodrich</text:p>
          </table:table-cell>
          <table:table-cell table:number-columns-repeated="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7840785" calcext:value-type="float">
            <text:p>7840785</text:p>
          </table:table-cell>
          <table:table-cell table:style-name="ce4" office:value-type="float" office:value="40561341" calcext:value-type="float">
            <text:p>40561341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table:formula="of:=[.B18]+[.C18]" office:value-type="float" office:value="15681570" calcext:value-type="float">
            <text:p>15681570</text:p>
          </table:table-cell>
          <table:table-cell table:style-name="ce4" table:formula="of:=[.D18]" office:value-type="float" office:value="40561341" calcext:value-type="float">
            <text:p>40561341</text:p>
          </table:table-cell>
          <table:table-cell table:number-columns-repeated="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15512992" calcext:value-type="float">
            <text:p>15512992</text:p>
          </table:table-cell>
          <table:table-cell table:style-name="ce4" office:value-type="float" office:value="86663124" calcext:value-type="float">
            <text:p>8666312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 table:formula="of:=[.B19]+[.C19]" office:value-type="float" office:value="31025984" calcext:value-type="float">
            <text:p>31025984</text:p>
          </table:table-cell>
          <table:table-cell table:style-name="ce4" table:formula="of:=[.D19]" office:value-type="float" office:value="86663124" calcext:value-type="float">
            <text:p>86663124</text:p>
          </table:table-cell>
          <table:table-cell table:number-columns-repeated="3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number-columns-repeated="2" table:style-name="ce4" office:value-type="float" office:value="31286667" calcext:value-type="float">
            <text:p>31286667</text:p>
          </table:table-cell>
          <table:table-cell table:style-name="ce4" office:value-type="float" office:value="184538594" calcext:value-type="float">
            <text:p>184538594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 table:formula="of:=[.B20]+[.C20]" office:value-type="float" office:value="62573334" calcext:value-type="float">
            <text:p>62573334</text:p>
          </table:table-cell>
          <table:table-cell table:style-name="ce4" table:formula="of:=[.D20]" office:value-type="float" office:value="184538594" calcext:value-type="float">
            <text:p>184538594</text:p>
          </table:table-cell>
          <table:table-cell table:number-columns-repeated="3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number-columns-repeated="2" table:style-name="ce4" office:value-type="float" office:value="64456869" calcext:value-type="float">
            <text:p>64456869</text:p>
          </table:table-cell>
          <table:table-cell table:style-name="ce4" office:value-type="float" office:value="391445692" calcext:value-type="float">
            <text:p>391445692</text:p>
          </table:table-cell>
          <table:table-cell/>
          <table:table-cell table:style-name="ce4" office:value-type="float" office:value="128" calcext:value-type="float">
            <text:p>128</text:p>
          </table:table-cell>
          <table:table-cell table:style-name="ce4" table:formula="of:=[.B21]+[.C21]" office:value-type="float" office:value="128913738" calcext:value-type="float">
            <text:p>128913738</text:p>
          </table:table-cell>
          <table:table-cell table:style-name="ce4" table:formula="of:=[.D21]" office:value-type="float" office:value="391445692" calcext:value-type="float">
            <text:p>391445692</text:p>
          </table:table-cell>
          <table:table-cell table:number-columns-repeated="3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number-columns-repeated="2" table:style-name="ce4" office:value-type="float" office:value="132354460" calcext:value-type="float">
            <text:p>132354460</text:p>
          </table:table-cell>
          <table:table-cell table:style-name="ce4" office:value-type="float" office:value="827733546" calcext:value-type="float">
            <text:p>827733546</text:p>
          </table:table-cell>
          <table:table-cell/>
          <table:table-cell table:style-name="ce4" office:value-type="float" office:value="256" calcext:value-type="float">
            <text:p>256</text:p>
          </table:table-cell>
          <table:table-cell table:style-name="ce4" table:formula="of:=[.B22]+[.C22]" office:value-type="float" office:value="264708920" calcext:value-type="float">
            <text:p>264708920</text:p>
          </table:table-cell>
          <table:table-cell table:style-name="ce4" table:formula="of:=[.D22]" office:value-type="float" office:value="827733546" calcext:value-type="float">
            <text:p>827733546</text:p>
          </table:table-cell>
          <table:table-cell table:number-columns-repeated="3"/>
        </table:table-row>
      </table:table>
      <table:table table:name="Compact M=393216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=393216</text:p>
          </table:table-cell>
          <table:table-cell office:value-type="string" calcext:value-type="string" table:number-columns-spanned="3" table:number-rows-spanned="1">
            <text:p>Running Time</text:p>
          </table:table-cell>
          <table:covered-table-cell table:number-columns-repeated="2"/>
          <table:table-cell table:number-columns-repeated="6"/>
          <table:table-cell office:value-type="string" calcext:value-type="string">
            <text:p>#mix round = 2</text:p>
          </table:table-cell>
        </table:table-row>
        <table:table-row table:style-name="ro1">
          <table:table-cell/>
          <table:table-cell office:value-type="string" calcext:value-type="string">
            <text:p>mix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oodrich</text:p>
          </table:table-cell>
          <table:table-cell table:number-columns-repeated="2"/>
          <table:table-cell office:value-type="string" calcext:value-type="string">
            <text:p>Sober r2</text:p>
          </table:table-cell>
          <table:table-cell office:value-type="string" calcext:value-type="string">
            <text:p>Goodrich</text:p>
          </table:table-cell>
          <table:table-cell table:number-columns-repeated="2"/>
          <table:table-cell office:value-type="string" calcext:value-type="string">
            <text:p>Goodrich's block = 2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0.8135+10.0187" office:value-type="float" office:value="20.8322" calcext:value-type="float">
            <text:p>20.8322</text:p>
          </table:table-cell>
          <table:table-cell office:value-type="float" office:value="14.9429" calcext:value-type="float">
            <text:p>14.9429</text:p>
          </table:table-cell>
          <table:table-cell office:value-type="float" office:value="322.608" calcext:value-type="float">
            <text:p>322.60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3]+[.C3]" office:value-type="float" office:value="35.7751" calcext:value-type="float">
            <text:p>35.7751</text:p>
          </table:table-cell>
          <table:table-cell table:formula="of:=[.D3]" office:value-type="float" office:value="322.608" calcext:value-type="float">
            <text:p>322.60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8.4579+33.7231" office:value-type="float" office:value="52.181" calcext:value-type="float">
            <text:p>52.181</text:p>
          </table:table-cell>
          <table:table-cell office:value-type="float" office:value="69.8831" calcext:value-type="float">
            <text:p>69.8831</text:p>
          </table:table-cell>
          <table:table-cell office:value-type="float" office:value="924.514" calcext:value-type="float">
            <text:p>924.51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4]+[.C4]" office:value-type="float" office:value="122.0641" calcext:value-type="float">
            <text:p>122.0641</text:p>
          </table:table-cell>
          <table:table-cell table:formula="of:=[.D4]" office:value-type="float" office:value="924.514" calcext:value-type="float">
            <text:p>924.51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82.8544+109.97" office:value-type="float" office:value="192.8244" calcext:value-type="float">
            <text:p>192.8244</text:p>
          </table:table-cell>
          <table:table-cell office:value-type="float" office:value="213.586" calcext:value-type="float">
            <text:p>213.586</text:p>
          </table:table-cell>
          <table:table-cell office:value-type="float" office:value="1879.78" calcext:value-type="float">
            <text:p>1879.7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B5]+[.C5]" office:value-type="float" office:value="406.4104" calcext:value-type="float">
            <text:p>406.4104</text:p>
          </table:table-cell>
          <table:table-cell table:formula="of:=[.D5]" office:value-type="float" office:value="1879.78" calcext:value-type="float">
            <text:p>1879.78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227.369+254.587" office:value-type="float" office:value="481.956" calcext:value-type="float">
            <text:p>481.956</text:p>
          </table:table-cell>
          <table:table-cell office:value-type="float" office:value="428.701" calcext:value-type="float">
            <text:p>428.701</text:p>
          </table:table-cell>
          <table:table-cell office:value-type="float" office:value="3978.52" calcext:value-type="float">
            <text:p>3978.52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B6]+[.C6]" office:value-type="float" office:value="910.657" calcext:value-type="float">
            <text:p>910.657</text:p>
          </table:table-cell>
          <table:table-cell table:formula="of:=[.D6]" office:value-type="float" office:value="3978.52" calcext:value-type="float">
            <text:p>3978.52</text:p>
          </table:table-cell>
          <table:table-cell table:number-columns-repeated="2"/>
          <table:table-cell table:formula="of:=393216*256" office:value-type="float" office:value="100663296" calcext:value-type="float">
            <text:p>1006632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561.544+566.275" office:value-type="float" office:value="1127.819" calcext:value-type="float">
            <text:p>1127.819</text:p>
          </table:table-cell>
          <table:table-cell office:value-type="float" office:value="983.631" calcext:value-type="float">
            <text:p>983.631</text:p>
          </table:table-cell>
          <table:table-cell office:value-type="float" office:value="7730.14" calcext:value-type="float">
            <text:p>7730.14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7]+[.C7]" office:value-type="float" office:value="2111.45" calcext:value-type="float">
            <text:p>2111.45</text:p>
          </table:table-cell>
          <table:table-cell table:formula="of:=[.D7]" office:value-type="float" office:value="7730.14" calcext:value-type="float">
            <text:p>7730.1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=393216</text:p>
          </table:table-cell>
          <table:table-cell table:style-name="ce3" office:value-type="string" calcext:value-type="string" table:number-columns-spanned="3" table:number-rows-spanned="1">
            <text:p># Encryption</text:p>
          </table:table-cell>
          <table:covered-table-cell table:number-columns-repeated="2" table:style-name="ce3"/>
          <table:table-cell table:style-name="ce3" table:number-columns-repeated="4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Goodrich</text:p>
          </table:table-cell>
          <table:table-cell/>
          <table:table-cell table:style-name="ce3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Goodrich</text:p>
          </table:table-cell>
          <table:table-cell table:number-columns-repeated="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774536" calcext:value-type="float">
            <text:p>11774536</text:p>
          </table:table-cell>
          <table:table-cell table:style-name="ce3" table:formula="of:=[.B10]" office:value-type="float" office:value="11774536" calcext:value-type="float">
            <text:p>11774536</text:p>
          </table:table-cell>
          <table:table-cell table:style-name="ce3" office:value-type="float" office:value="77596684" calcext:value-type="float">
            <text:p>77596684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[.B10]+[.C10]" office:value-type="float" office:value="23549072" calcext:value-type="float">
            <text:p>23549072</text:p>
          </table:table-cell>
          <table:table-cell table:style-name="ce3" table:formula="of:=[.D10]" office:value-type="float" office:value="77596684" calcext:value-type="float">
            <text:p>77596684</text:p>
          </table:table-cell>
          <table:table-cell table:number-columns-repeated="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707110" calcext:value-type="float">
            <text:p>23707110</text:p>
          </table:table-cell>
          <table:table-cell table:style-name="ce3" table:formula="of:=[.B11]" office:value-type="float" office:value="23707110" calcext:value-type="float">
            <text:p>23707110</text:p>
          </table:table-cell>
          <table:table-cell table:style-name="ce3" office:value-type="float" office:value="167774221" calcext:value-type="float">
            <text:p>167774221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[.B11]+[.C11]" office:value-type="float" office:value="47414220" calcext:value-type="float">
            <text:p>47414220</text:p>
          </table:table-cell>
          <table:table-cell table:style-name="ce3" table:formula="of:=[.D11]" office:value-type="float" office:value="167774221" calcext:value-type="float">
            <text:p>167774221</text:p>
          </table:table-cell>
          <table:table-cell table:number-columns-repeated="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47522834" calcext:value-type="float">
            <text:p>47522834</text:p>
          </table:table-cell>
          <table:table-cell table:style-name="ce3" table:formula="of:=[.B12]" office:value-type="float" office:value="47522834" calcext:value-type="float">
            <text:p>47522834</text:p>
          </table:table-cell>
          <table:table-cell table:style-name="ce3" office:value-type="float" office:value="360712206" calcext:value-type="float">
            <text:p>360712206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table:formula="of:=[.B12]+[.C12]" office:value-type="float" office:value="95045668" calcext:value-type="float">
            <text:p>95045668</text:p>
          </table:table-cell>
          <table:table-cell table:style-name="ce3" table:formula="of:=[.D12]" office:value-type="float" office:value="360712206" calcext:value-type="float">
            <text:p>360712206</text:p>
          </table:table-cell>
          <table:table-cell table:number-columns-repeated="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96861466" calcext:value-type="float">
            <text:p>96861466</text:p>
          </table:table-cell>
          <table:table-cell table:style-name="ce3" office:value-type="float" office:value="771784719" calcext:value-type="float">
            <text:p>771784719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3" table:formula="of:=[.B13]+[.C13]" office:value-type="float" office:value="193722932" calcext:value-type="float">
            <text:p>193722932</text:p>
          </table:table-cell>
          <table:table-cell table:style-name="ce3" table:formula="of:=[.D13]" office:value-type="float" office:value="771784719" calcext:value-type="float">
            <text:p>771784719</text:p>
          </table:table-cell>
          <table:table-cell table:number-columns-repeated="3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97999578" calcext:value-type="float">
            <text:p>197999578</text:p>
          </table:table-cell>
          <table:table-cell table:style-name="ce3" table:formula="of:=[.B14]" office:value-type="float" office:value="197999578" calcext:value-type="float">
            <text:p>197999578</text:p>
          </table:table-cell>
          <table:table-cell table:style-name="ce3" office:value-type="float" office:value="1577130000" calcext:value-type="float">
            <text:p>1577130000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style-name="ce3" table:formula="of:=[.B14]+[.C14]" office:value-type="float" office:value="395999156" calcext:value-type="float">
            <text:p>395999156</text:p>
          </table:table-cell>
          <table:table-cell table:style-name="ce3" table:formula="of:=[.D14]" office:value-type="float" office:value="1577130000" calcext:value-type="float">
            <text:p>1577130000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M=393216</text:p>
          </table:table-cell>
          <table:table-cell table:style-name="ce4" office:value-type="string" calcext:value-type="string" table:number-columns-spanned="3" table:number-rows-spanned="1">
            <text:p># Decryption</text:p>
          </table:table-cell>
          <table:covered-table-cell table:number-columns-repeated="2" table:style-name="ce4"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/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Goodrich</text:p>
          </table:table-cell>
          <table:table-cell/>
          <table:table-cell table:style-name="ce4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Goodrich</text:p>
          </table:table-cell>
          <table:table-cell table:number-columns-repeated="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717078" calcext:value-type="float">
            <text:p>11717078</text:p>
          </table:table-cell>
          <table:table-cell table:style-name="ce4" table:formula="of:=[.B18]" office:value-type="float" office:value="11717078" calcext:value-type="float">
            <text:p>11717078</text:p>
          </table:table-cell>
          <table:table-cell table:style-name="ce4" office:value-type="float" office:value="60816880" calcext:value-type="float">
            <text:p>6081688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table:formula="of:=[.B18]+[.C18]" office:value-type="float" office:value="23434156" calcext:value-type="float">
            <text:p>23434156</text:p>
          </table:table-cell>
          <table:table-cell table:style-name="ce4" table:formula="of:=[.D18]" office:value-type="float" office:value="60816880" calcext:value-type="float">
            <text:p>60816880</text:p>
          </table:table-cell>
          <table:table-cell table:number-columns-repeated="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23495793" calcext:value-type="float">
            <text:p>23495793</text:p>
          </table:table-cell>
          <table:table-cell table:style-name="ce4" table:formula="of:=[.B19]" office:value-type="float" office:value="23495793" calcext:value-type="float">
            <text:p>23495793</text:p>
          </table:table-cell>
          <table:table-cell table:style-name="ce4" office:value-type="float" office:value="130022732" calcext:value-type="float">
            <text:p>130022732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 table:formula="of:=[.B19]+[.C19]" office:value-type="float" office:value="46991586" calcext:value-type="float">
            <text:p>46991586</text:p>
          </table:table-cell>
          <table:table-cell table:style-name="ce4" table:formula="of:=[.D19]" office:value-type="float" office:value="130022732" calcext:value-type="float">
            <text:p>130022732</text:p>
          </table:table-cell>
          <table:table-cell table:number-columns-repeated="3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47350847" calcext:value-type="float">
            <text:p>47350847</text:p>
          </table:table-cell>
          <table:table-cell table:style-name="ce4" table:formula="of:=[.B20]" office:value-type="float" office:value="47350847" calcext:value-type="float">
            <text:p>47350847</text:p>
          </table:table-cell>
          <table:table-cell table:style-name="ce4" office:value-type="float" office:value="276823343" calcext:value-type="float">
            <text:p>276823343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 table:formula="of:=[.B20]+[.C20]" office:value-type="float" office:value="94701694" calcext:value-type="float">
            <text:p>94701694</text:p>
          </table:table-cell>
          <table:table-cell table:style-name="ce4" table:formula="of:=[.D20]" office:value-type="float" office:value="276823343" calcext:value-type="float">
            <text:p>276823343</text:p>
          </table:table-cell>
          <table:table-cell table:number-columns-repeated="3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96620904" calcext:value-type="float">
            <text:p>96620904</text:p>
          </table:table-cell>
          <table:table-cell table:style-name="ce4" table:formula="of:=[.B21]" office:value-type="float" office:value="96620904" calcext:value-type="float">
            <text:p>96620904</text:p>
          </table:table-cell>
          <table:table-cell table:style-name="ce4" office:value-type="float" office:value="587234366" calcext:value-type="float">
            <text:p>587234366</text:p>
          </table:table-cell>
          <table:table-cell/>
          <table:table-cell table:style-name="ce4" office:value-type="float" office:value="128" calcext:value-type="float">
            <text:p>128</text:p>
          </table:table-cell>
          <table:table-cell table:style-name="ce4" table:formula="of:=[.B21]+[.C21]" office:value-type="float" office:value="193241808" calcext:value-type="float">
            <text:p>193241808</text:p>
          </table:table-cell>
          <table:table-cell table:style-name="ce4" table:formula="of:=[.D21]" office:value-type="float" office:value="587234366" calcext:value-type="float">
            <text:p>587234366</text:p>
          </table:table-cell>
          <table:table-cell table:number-columns-repeated="3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97420967" calcext:value-type="float">
            <text:p>197420967</text:p>
          </table:table-cell>
          <table:table-cell table:style-name="ce4" table:formula="of:=[.B22]" office:value-type="float" office:value="197420967" calcext:value-type="float">
            <text:p>197420967</text:p>
          </table:table-cell>
          <table:table-cell table:style-name="ce4" office:value-type="float" office:value="1241581735" calcext:value-type="float">
            <text:p>1241581735</text:p>
          </table:table-cell>
          <table:table-cell/>
          <table:table-cell table:style-name="ce4" office:value-type="float" office:value="256" calcext:value-type="float">
            <text:p>256</text:p>
          </table:table-cell>
          <table:table-cell table:style-name="ce4" table:formula="of:=[.B22]+[.C22]" office:value-type="float" office:value="394841934" calcext:value-type="float">
            <text:p>394841934</text:p>
          </table:table-cell>
          <table:table-cell table:style-name="ce4" table:formula="of:=[.D22]" office:value-type="float" office:value="1241581735" calcext:value-type="float">
            <text:p>1241581735</text:p>
          </table:table-cell>
          <table:table-cell table:number-columns-repeated="3"/>
        </table:table-row>
      </table:table>
      <table:table table:name="Compact M=524288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=524288</text:p>
          </table:table-cell>
          <table:table-cell office:value-type="string" calcext:value-type="string" table:number-columns-spanned="3" table:number-rows-spanned="1">
            <text:p>Running Time</text:p>
          </table:table-cell>
          <table:covered-table-cell table:number-columns-repeated="2"/>
          <table:table-cell table:number-columns-repeated="6"/>
          <table:table-cell office:value-type="string" calcext:value-type="string">
            <text:p>#mix round = 2</text:p>
          </table:table-cell>
        </table:table-row>
        <table:table-row table:style-name="ro1">
          <table:table-cell/>
          <table:table-cell office:value-type="string" calcext:value-type="string">
            <text:p>mix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oodrich</text:p>
          </table:table-cell>
          <table:table-cell table:number-columns-repeated="2"/>
          <table:table-cell office:value-type="string" calcext:value-type="string">
            <text:p>Sober r2</text:p>
          </table:table-cell>
          <table:table-cell office:value-type="string" calcext:value-type="string">
            <text:p>Goodrich</text:p>
          </table:table-cell>
          <table:table-cell table:number-columns-repeated="2"/>
          <table:table-cell office:value-type="string" calcext:value-type="string">
            <text:p>Goodrich's block = 2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3.9841+13.9854" office:value-type="float" office:value="27.9695" calcext:value-type="float">
            <text:p>27.9695</text:p>
          </table:table-cell>
          <table:table-cell office:value-type="float" office:value="24.7038" calcext:value-type="float">
            <text:p>24.7038</text:p>
          </table:table-cell>
          <table:table-cell office:value-type="float" office:value="466.193" calcext:value-type="float">
            <text:p>466.1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3]+[.C3]" office:value-type="float" office:value="52.6733" calcext:value-type="float">
            <text:p>52.6733</text:p>
          </table:table-cell>
          <table:table-cell table:formula="of:=[.D3]" office:value-type="float" office:value="466.193" calcext:value-type="float">
            <text:p>466.19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33.5419+63.9803" office:value-type="float" office:value="97.5222" calcext:value-type="float">
            <text:p>97.5222</text:p>
          </table:table-cell>
          <table:table-cell office:value-type="float" office:value="127.357" calcext:value-type="float">
            <text:p>127.357</text:p>
          </table:table-cell>
          <table:table-cell office:value-type="float" office:value="1236.74" calcext:value-type="float">
            <text:p>1236.7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4]+[.C4]" office:value-type="float" office:value="224.8792" calcext:value-type="float">
            <text:p>224.8792</text:p>
          </table:table-cell>
          <table:table-cell table:formula="of:=[.D4]" office:value-type="float" office:value="1236.74" calcext:value-type="float">
            <text:p>1236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32.948+150.603" office:value-type="float" office:value="283.551" calcext:value-type="float">
            <text:p>283.551</text:p>
          </table:table-cell>
          <table:table-cell office:value-type="float" office:value="289.086" calcext:value-type="float">
            <text:p>289.086</text:p>
          </table:table-cell>
          <table:table-cell office:value-type="float" office:value="2469.11" calcext:value-type="float">
            <text:p>2469.1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B5]+[.C5]" office:value-type="float" office:value="572.637" calcext:value-type="float">
            <text:p>572.637</text:p>
          </table:table-cell>
          <table:table-cell table:formula="of:=[.D5]" office:value-type="float" office:value="2469.11" calcext:value-type="float">
            <text:p>2469.1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310.143+340.953" office:value-type="float" office:value="651.096" calcext:value-type="float">
            <text:p>651.096</text:p>
          </table:table-cell>
          <table:table-cell office:value-type="float" office:value="624.904" calcext:value-type="float">
            <text:p>624.904</text:p>
          </table:table-cell>
          <table:table-cell office:value-type="float" office:value="5202.71" calcext:value-type="float">
            <text:p>5202.71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B6]+[.C6]" office:value-type="float" office:value="1276" calcext:value-type="float">
            <text:p>1276</text:p>
          </table:table-cell>
          <table:table-cell table:formula="of:=[.D6]" office:value-type="float" office:value="5202.71" calcext:value-type="float">
            <text:p>5202.71</text:p>
          </table:table-cell>
          <table:table-cell table:number-columns-repeated="2"/>
          <table:table-cell table:formula="of:=524288*256" office:value-type="float" office:value="134217728" calcext:value-type="float">
            <text:p>1342177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763.086+867.483" office:value-type="float" office:value="1630.569" calcext:value-type="float">
            <text:p>1630.569</text:p>
          </table:table-cell>
          <table:table-cell office:value-type="float" office:value="1628.69" calcext:value-type="float">
            <text:p>1628.69</text:p>
          </table:table-cell>
          <table:table-cell office:value-type="float" office:value="10540.8" calcext:value-type="float">
            <text:p>10540.8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7]+[.C7]" office:value-type="float" office:value="3259.259" calcext:value-type="float">
            <text:p>3259.259</text:p>
          </table:table-cell>
          <table:table-cell table:formula="of:=[.D7]" office:value-type="float" office:value="10540.8" calcext:value-type="float">
            <text:p>10540.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=524288</text:p>
          </table:table-cell>
          <table:table-cell table:style-name="ce3" office:value-type="string" calcext:value-type="string" table:number-columns-spanned="3" table:number-rows-spanned="1">
            <text:p># Encryption</text:p>
          </table:table-cell>
          <table:covered-table-cell table:number-columns-repeated="2" table:style-name="ce3"/>
          <table:table-cell table:style-name="ce3" table:number-columns-repeated="4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Goodrich</text:p>
          </table:table-cell>
          <table:table-cell/>
          <table:table-cell table:style-name="ce3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Goodrich</text:p>
          </table:table-cell>
          <table:table-cell table:number-columns-repeated="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804660" calcext:value-type="float">
            <text:p>15804660</text:p>
          </table:table-cell>
          <table:table-cell table:style-name="ce3" table:formula="of:=[.B10]" office:value-type="float" office:value="15804660" calcext:value-type="float">
            <text:p>15804660</text:p>
          </table:table-cell>
          <table:table-cell table:style-name="ce3" office:value-type="float" office:value="107177997" calcext:value-type="float">
            <text:p>107177997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[.B10]+[.C10]" office:value-type="float" office:value="31609320" calcext:value-type="float">
            <text:p>31609320</text:p>
          </table:table-cell>
          <table:table-cell table:style-name="ce3" table:formula="of:=[.D10]" office:value-type="float" office:value="107177997" calcext:value-type="float">
            <text:p>107177997</text:p>
          </table:table-cell>
          <table:table-cell table:number-columns-repeated="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2061511" calcext:value-type="float">
            <text:p>32061511</text:p>
          </table:table-cell>
          <table:table-cell table:style-name="ce3" table:formula="of:=[.B11]" office:value-type="float" office:value="32061511" calcext:value-type="float">
            <text:p>32061511</text:p>
          </table:table-cell>
          <table:table-cell table:style-name="ce3" office:value-type="float" office:value="231159822" calcext:value-type="float">
            <text:p>23115982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[.B11]+[.C11]" office:value-type="float" office:value="64123022" calcext:value-type="float">
            <text:p>64123022</text:p>
          </table:table-cell>
          <table:table-cell table:style-name="ce3" table:formula="of:=[.D11]" office:value-type="float" office:value="231159822" calcext:value-type="float">
            <text:p>231159822</text:p>
          </table:table-cell>
          <table:table-cell table:number-columns-repeated="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64768004" calcext:value-type="float">
            <text:p>64768004</text:p>
          </table:table-cell>
          <table:table-cell table:style-name="ce3" table:formula="of:=[.B12]" office:value-type="float" office:value="64768004" calcext:value-type="float">
            <text:p>64768004</text:p>
          </table:table-cell>
          <table:table-cell table:style-name="ce3" office:value-type="float" office:value="495847439" calcext:value-type="float">
            <text:p>495847439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table:formula="of:=[.B12]+[.C12]" office:value-type="float" office:value="129536008" calcext:value-type="float">
            <text:p>129536008</text:p>
          </table:table-cell>
          <table:table-cell table:style-name="ce3" table:formula="of:=[.D12]" office:value-type="float" office:value="495847439" calcext:value-type="float">
            <text:p>495847439</text:p>
          </table:table-cell>
          <table:table-cell table:number-columns-repeated="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0163298" calcext:value-type="float">
            <text:p>130163298</text:p>
          </table:table-cell>
          <table:table-cell table:style-name="ce3" table:formula="of:=[.B13]" office:value-type="float" office:value="130163298" calcext:value-type="float">
            <text:p>130163298</text:p>
          </table:table-cell>
          <table:table-cell table:style-name="ce3" office:value-type="float" office:value="1058887696" calcext:value-type="float">
            <text:p>1058887696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3" table:formula="of:=[.B13]+[.C13]" office:value-type="float" office:value="260326596" calcext:value-type="float">
            <text:p>260326596</text:p>
          </table:table-cell>
          <table:table-cell table:style-name="ce3" table:formula="of:=[.D13]" office:value-type="float" office:value="1058887696" calcext:value-type="float">
            <text:p>1058887696</text:p>
          </table:table-cell>
          <table:table-cell table:number-columns-repeated="3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58302506" calcext:value-type="float">
            <text:p>258302506</text:p>
          </table:table-cell>
          <table:table-cell table:style-name="ce3" table:formula="of:=[.B14]" office:value-type="float" office:value="258302506" calcext:value-type="float">
            <text:p>258302506</text:p>
          </table:table-cell>
          <table:table-cell table:style-name="ce3" office:value-type="float" office:value="2251982865" calcext:value-type="float">
            <text:p>2251982865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style-name="ce3" table:formula="of:=[.B14]+[.C14]" office:value-type="float" office:value="516605012" calcext:value-type="float">
            <text:p>516605012</text:p>
          </table:table-cell>
          <table:table-cell table:style-name="ce3" table:formula="of:=[.D14]" office:value-type="float" office:value="2251982865" calcext:value-type="float">
            <text:p>2251982865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M=524288</text:p>
          </table:table-cell>
          <table:table-cell table:style-name="ce4" office:value-type="string" calcext:value-type="string" table:number-columns-spanned="3" table:number-rows-spanned="1">
            <text:p># Decryption</text:p>
          </table:table-cell>
          <table:covered-table-cell table:number-columns-repeated="2" table:style-name="ce4"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/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Goodrich</text:p>
          </table:table-cell>
          <table:table-cell/>
          <table:table-cell table:style-name="ce4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Goodrich</text:p>
          </table:table-cell>
          <table:table-cell table:number-columns-repeated="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699957" calcext:value-type="float">
            <text:p>15699957</text:p>
          </table:table-cell>
          <table:table-cell table:style-name="ce4" table:formula="of:=[.B18]" office:value-type="float" office:value="15699957" calcext:value-type="float">
            <text:p>15699957</text:p>
          </table:table-cell>
          <table:table-cell table:style-name="ce4" office:value-type="float" office:value="86663124" calcext:value-type="float">
            <text:p>86663124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table:formula="of:=[.B18]+[.C18]" office:value-type="float" office:value="31399914" calcext:value-type="float">
            <text:p>31399914</text:p>
          </table:table-cell>
          <table:table-cell table:style-name="ce4" table:formula="of:=[.D18]" office:value-type="float" office:value="86663124" calcext:value-type="float">
            <text:p>86663124</text:p>
          </table:table-cell>
          <table:table-cell table:number-columns-repeated="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808175" calcext:value-type="float">
            <text:p>31808175</text:p>
          </table:table-cell>
          <table:table-cell table:style-name="ce4" table:formula="of:=[.B19]" office:value-type="float" office:value="31808175" calcext:value-type="float">
            <text:p>31808175</text:p>
          </table:table-cell>
          <table:table-cell table:style-name="ce4" office:value-type="float" office:value="184538594" calcext:value-type="float">
            <text:p>18453859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 table:formula="of:=[.B19]+[.C19]" office:value-type="float" office:value="63616350" calcext:value-type="float">
            <text:p>63616350</text:p>
          </table:table-cell>
          <table:table-cell table:style-name="ce4" table:formula="of:=[.D19]" office:value-type="float" office:value="184538594" calcext:value-type="float">
            <text:p>184538594</text:p>
          </table:table-cell>
          <table:table-cell table:number-columns-repeated="3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64736395" calcext:value-type="float">
            <text:p>64736395</text:p>
          </table:table-cell>
          <table:table-cell table:style-name="ce4" table:formula="of:=[.B20]" office:value-type="float" office:value="64736395" calcext:value-type="float">
            <text:p>64736395</text:p>
          </table:table-cell>
          <table:table-cell table:style-name="ce4" office:value-type="float" office:value="391445692" calcext:value-type="float">
            <text:p>391445692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 table:formula="of:=[.B20]+[.C20]" office:value-type="float" office:value="129472790" calcext:value-type="float">
            <text:p>129472790</text:p>
          </table:table-cell>
          <table:table-cell table:style-name="ce4" table:formula="of:=[.D20]" office:value-type="float" office:value="391445692" calcext:value-type="float">
            <text:p>391445692</text:p>
          </table:table-cell>
          <table:table-cell table:number-columns-repeated="3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29682759" calcext:value-type="float">
            <text:p>129682759</text:p>
          </table:table-cell>
          <table:table-cell table:style-name="ce4" table:formula="of:=[.B21]" office:value-type="float" office:value="129682759" calcext:value-type="float">
            <text:p>129682759</text:p>
          </table:table-cell>
          <table:table-cell table:style-name="ce4" office:value-type="float" office:value="827733546" calcext:value-type="float">
            <text:p>827733546</text:p>
          </table:table-cell>
          <table:table-cell/>
          <table:table-cell table:style-name="ce4" office:value-type="float" office:value="128" calcext:value-type="float">
            <text:p>128</text:p>
          </table:table-cell>
          <table:table-cell table:style-name="ce4" table:formula="of:=[.B21]+[.C21]" office:value-type="float" office:value="259365518" calcext:value-type="float">
            <text:p>259365518</text:p>
          </table:table-cell>
          <table:table-cell table:style-name="ce4" table:formula="of:=[.D21]" office:value-type="float" office:value="827733546" calcext:value-type="float">
            <text:p>827733546</text:p>
          </table:table-cell>
          <table:table-cell table:number-columns-repeated="3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328515" calcext:value-type="float">
            <text:p>257328515</text:p>
          </table:table-cell>
          <table:table-cell table:style-name="ce4" table:formula="of:=[.B22]" office:value-type="float" office:value="257328515" calcext:value-type="float">
            <text:p>257328515</text:p>
          </table:table-cell>
          <table:table-cell table:style-name="ce4" office:value-type="float" office:value="1744953322" calcext:value-type="float">
            <text:p>1744953322</text:p>
          </table:table-cell>
          <table:table-cell/>
          <table:table-cell table:style-name="ce4" office:value-type="float" office:value="256" calcext:value-type="float">
            <text:p>256</text:p>
          </table:table-cell>
          <table:table-cell table:style-name="ce4" table:formula="of:=[.B22]+[.C22]" office:value-type="float" office:value="514657030" calcext:value-type="float">
            <text:p>514657030</text:p>
          </table:table-cell>
          <table:table-cell table:style-name="ce4" table:formula="of:=[.D22]" office:value-type="float" office:value="1744953322" calcext:value-type="float">
            <text:p>1744953322</text:p>
          </table:table-cell>
          <table:table-cell table:number-columns-repeated="3"/>
        </table:table-row>
      </table:table>
      <table:table table:name="Sheet4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formula="of:=2^17" office:value-type="float" office:value="131072" calcext:value-type="float">
            <text:p>131072</text:p>
          </table:table-cell>
          <table:table-cell table:formula="of:=2^18" office:value-type="float" office:value="262144" calcext:value-type="float">
            <text:p>262144</text:p>
          </table:table-cell>
          <table:table-cell table:formula="of:=2^19" office:value-type="float" office:value="524288" calcext:value-type="float">
            <text:p>524288</text:p>
          </table:table-cell>
          <table:table-cell table:number-columns-repeated="4"/>
        </table:table-row>
        <table:table-row table:style-name="ro1">
          <table:table-cell table:formula="of:=2^21" office:value-type="float" office:value="2097152" calcext:value-type="float">
            <text:p>2097152</text:p>
          </table:table-cell>
          <table:table-cell table:formula="of:=LOG([.A3]/[.B2];2)" office:value-type="float" office:value="4" calcext:value-type="float">
            <text:p>4</text:p>
          </table:table-cell>
          <table:table-cell table:formula="of:=LOG([.A3]/[.C2];2)" office:value-type="float" office:value="3" calcext:value-type="float">
            <text:p>3</text:p>
          </table:table-cell>
          <table:table-cell table:formula="of:=LOG([.A3]/524288;2)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]*2" office:value-type="float" office:value="4194304" calcext:value-type="float">
            <text:p>4194304</text:p>
          </table:table-cell>
          <table:table-cell table:formula="of:=LOG([.A4]/[.B2];2)" office:value-type="float" office:value="5" calcext:value-type="float">
            <text:p>5</text:p>
          </table:table-cell>
          <table:table-cell table:formula="of:=LOG([.A4]/262144;2)" office:value-type="float" office:value="4" calcext:value-type="float">
            <text:p>4</text:p>
          </table:table-cell>
          <table:table-cell table:formula="of:=LOG([.A4]/524288;2)" office:value-type="float" office:value="3" calcext:value-type="float">
            <text:p>3</text:p>
          </table:table-cell>
          <table:table-cell/>
          <table:table-cell table:formula="of:=[.F3]+[.B4]+1" office:value-type="float" office:value="21" calcext:value-type="float">
            <text:p>21</text:p>
          </table:table-cell>
          <table:table-cell table:formula="of:=[.G3]+[.C4]+1" office:value-type="float" office:value="15" calcext:value-type="float">
            <text:p>15</text:p>
          </table:table-cell>
          <table:table-cell table:formula="of:=[.H3]+[.D4]+1" office:value-type="float" office:value="10" calcext:value-type="float">
            <text:p>10</text:p>
          </table:table-cell>
        </table:table-row>
        <table:table-row table:style-name="ro1">
          <table:table-cell table:formula="of:=[.A4]*2" office:value-type="float" office:value="8388608" calcext:value-type="float">
            <text:p>8388608</text:p>
          </table:table-cell>
          <table:table-cell table:formula="of:=LOG([.A5]/[.B2];2)" office:value-type="float" office:value="6" calcext:value-type="float">
            <text:p>6</text:p>
          </table:table-cell>
          <table:table-cell table:formula="of:=LOG([.A5]/262144;2)" office:value-type="float" office:value="5" calcext:value-type="float">
            <text:p>5</text:p>
          </table:table-cell>
          <table:table-cell table:formula="of:=LOG([.A5]/524288;2)" office:value-type="float" office:value="4" calcext:value-type="float">
            <text:p>4</text:p>
          </table:table-cell>
          <table:table-cell/>
          <table:table-cell table:formula="of:=[.F4]+[.B5]+1" office:value-type="float" office:value="28" calcext:value-type="float">
            <text:p>28</text:p>
          </table:table-cell>
          <table:table-cell table:formula="of:=[.G4]+[.C5]+1" office:value-type="float" office:value="21" calcext:value-type="float">
            <text:p>21</text:p>
          </table:table-cell>
          <table:table-cell table:formula="of:=[.H4]+[.D5]+1" office:value-type="float" office:value="15" calcext:value-type="float">
            <text:p>15</text:p>
          </table:table-cell>
        </table:table-row>
        <table:table-row table:style-name="ro1">
          <table:table-cell table:formula="of:=[.A5]*2" office:value-type="float" office:value="16777216" calcext:value-type="float">
            <text:p>16777216</text:p>
          </table:table-cell>
          <table:table-cell table:formula="of:=LOG([.A6]/[.B2];2)" office:value-type="float" office:value="7" calcext:value-type="float">
            <text:p>7</text:p>
          </table:table-cell>
          <table:table-cell table:formula="of:=LOG([.A6]/262144;2)" office:value-type="float" office:value="6" calcext:value-type="float">
            <text:p>6</text:p>
          </table:table-cell>
          <table:table-cell table:formula="of:=LOG([.A6]/524288;2)" office:value-type="float" office:value="5" calcext:value-type="float">
            <text:p>5</text:p>
          </table:table-cell>
          <table:table-cell/>
          <table:table-cell table:formula="of:=[.F5]+[.B6]+1" office:value-type="float" office:value="36" calcext:value-type="float">
            <text:p>36</text:p>
          </table:table-cell>
          <table:table-cell table:formula="of:=[.G5]+[.C6]+1" office:value-type="float" office:value="28" calcext:value-type="float">
            <text:p>28</text:p>
          </table:table-cell>
          <table:table-cell table:formula="of:=[.H5]+[.D6]+1" office:value-type="float" office:value="21" calcext:value-type="float">
            <text:p>21</text:p>
          </table:table-cell>
        </table:table-row>
        <table:table-row table:style-name="ro1">
          <table:table-cell table:formula="of:=[.A6]*2" office:value-type="float" office:value="33554432" calcext:value-type="float">
            <text:p>33554432</text:p>
          </table:table-cell>
          <table:table-cell table:formula="of:=LOG([.A7]/[.B2];2)" office:value-type="float" office:value="8" calcext:value-type="float">
            <text:p>8</text:p>
          </table:table-cell>
          <table:table-cell table:formula="of:=LOG([.A7]/262144;2)" office:value-type="float" office:value="7" calcext:value-type="float">
            <text:p>7</text:p>
          </table:table-cell>
          <table:table-cell table:formula="of:=LOG([.A7]/524288;2)" office:value-type="float" office:value="6" calcext:value-type="float">
            <text:p>6</text:p>
          </table:table-cell>
          <table:table-cell/>
          <table:table-cell table:formula="of:=[.F6]+[.B7]+1" office:value-type="float" office:value="45" calcext:value-type="float">
            <text:p>45</text:p>
          </table:table-cell>
          <table:table-cell table:formula="of:=[.G6]+[.C7]+1" office:value-type="float" office:value="36" calcext:value-type="float">
            <text:p>36</text:p>
          </table:table-cell>
          <table:table-cell table:formula="of:=[.H6]+[.D7]+1" office:value-type="float" office:value="28" calcext:value-type="float">
            <text:p>28</text:p>
          </table:table-cell>
        </table:table-row>
        <table:table-row table:style-name="ro1">
          <table:table-cell table:formula="of:=[.A7]*2" office:value-type="float" office:value="67108864" calcext:value-type="float">
            <text:p>67108864</text:p>
          </table:table-cell>
          <table:table-cell table:formula="of:=LOG([.A8]/[.B2];2)" office:value-type="float" office:value="9" calcext:value-type="float">
            <text:p>9</text:p>
          </table:table-cell>
          <table:table-cell table:formula="of:=LOG([.A8]/262144;2)" office:value-type="float" office:value="8" calcext:value-type="float">
            <text:p>8</text:p>
          </table:table-cell>
          <table:table-cell table:formula="of:=LOG([.A8]/524288;2)" office:value-type="float" office:value="7" calcext:value-type="float">
            <text:p>7</text:p>
          </table:table-cell>
          <table:table-cell/>
          <table:table-cell table:formula="of:=[.F7]+[.B8]+1" office:value-type="float" office:value="55" calcext:value-type="float">
            <text:p>55</text:p>
          </table:table-cell>
          <table:table-cell table:formula="of:=[.G7]+[.C8]+1" office:value-type="float" office:value="45" calcext:value-type="float">
            <text:p>45</text:p>
          </table:table-cell>
          <table:table-cell table:formula="of:=[.H7]+[.D8]+1" office:value-type="float" office:value="36" calcext:value-type="float">
            <text:p>36</text:p>
          </table:table-cell>
        </table:table-row>
        <table:table-row table:style-name="ro1">
          <table:table-cell table:formula="of:=[.A8]*2" office:value-type="float" office:value="134217728" calcext:value-type="float">
            <text:p>134217728</text:p>
          </table:table-cell>
          <table:table-cell table:formula="of:=LOG([.A9]/[.B2];2)" office:value-type="float" office:value="10" calcext:value-type="float">
            <text:p>10</text:p>
          </table:table-cell>
          <table:table-cell table:formula="of:=LOG([.A9]/262144;2)" office:value-type="float" office:value="9" calcext:value-type="float">
            <text:p>9</text:p>
          </table:table-cell>
          <table:table-cell table:formula="of:=LOG([.A9]/524288;2)" office:value-type="float" office:value="8" calcext:value-type="float">
            <text:p>8</text:p>
          </table:table-cell>
          <table:table-cell/>
          <table:table-cell table:formula="of:=[.F8]+[.B9]+1" office:value-type="float" office:value="66" calcext:value-type="float">
            <text:p>66</text:p>
          </table:table-cell>
          <table:table-cell table:formula="of:=[.G8]+[.C9]+1" office:value-type="float" office:value="55" calcext:value-type="float">
            <text:p>55</text:p>
          </table:table-cell>
          <table:table-cell table:formula="of:=[.H8]+[.D9]+1" office:value-type="float" office:value="45" calcext:value-type="float">
            <text:p>4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formula="of:=2^9" office:value-type="float" office:value="512" calcext:value-type="float">
            <text:p>512</text:p>
          </table:table-cell>
          <table:table-cell table:formula="of:=[.B12]*2" office:value-type="float" office:value="1024" calcext:value-type="float">
            <text:p>1024</text:p>
          </table:table-cell>
          <table:table-cell table:formula="of:=[.C12]*2" office:value-type="float" office:value="2048" calcext:value-type="float">
            <text:p>2048</text:p>
          </table:table-cell>
          <table:table-cell table:formula="of:=[.D12]*2"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table:formula="of:=2^21" office:value-type="float" office:value="2097152" calcext:value-type="float">
            <text:p>2097152</text:p>
          </table:table-cell>
          <table:table-cell table:formula="of:=LOG([.A13]/512; 2)" office:value-type="float" office:value="12" calcext:value-type="float">
            <text:p>12</text:p>
          </table:table-cell>
          <table:table-cell table:formula="of:=LOG([.A13]/1024; 2)" office:value-type="float" office:value="11" calcext:value-type="float">
            <text:p>11</text:p>
          </table:table-cell>
          <table:table-cell table:formula="of:=LOG([.A13]/2048; 2)" office:value-type="float" office:value="10" calcext:value-type="float">
            <text:p>10</text:p>
          </table:table-cell>
          <table:table-cell table:formula="of:=LOG([.A13]/4096; 2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.A13]*2" office:value-type="float" office:value="4194304" calcext:value-type="float">
            <text:p>4194304</text:p>
          </table:table-cell>
          <table:table-cell table:formula="of:=LOG([.A14]/512; 2)" office:value-type="float" office:value="13" calcext:value-type="float">
            <text:p>13</text:p>
          </table:table-cell>
          <table:table-cell table:formula="of:=LOG([.A14]/1024; 2)" office:value-type="float" office:value="12" calcext:value-type="float">
            <text:p>12</text:p>
          </table:table-cell>
          <table:table-cell table:formula="of:=LOG([.A14]/2048; 2)" office:value-type="float" office:value="11" calcext:value-type="float">
            <text:p>11</text:p>
          </table:table-cell>
          <table:table-cell table:formula="of:=LOG([.A14]/4096; 2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14]*2" office:value-type="float" office:value="8388608" calcext:value-type="float">
            <text:p>8388608</text:p>
          </table:table-cell>
          <table:table-cell table:formula="of:=LOG([.A15]/512; 2)" office:value-type="float" office:value="14" calcext:value-type="float">
            <text:p>14</text:p>
          </table:table-cell>
          <table:table-cell table:formula="of:=LOG([.A15]/1024; 2)" office:value-type="float" office:value="13" calcext:value-type="float">
            <text:p>13</text:p>
          </table:table-cell>
          <table:table-cell table:formula="of:=LOG([.A15]/2048; 2)" office:value-type="float" office:value="12" calcext:value-type="float">
            <text:p>12</text:p>
          </table:table-cell>
          <table:table-cell table:formula="of:=LOG([.A15]/4096; 2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15]*2" office:value-type="float" office:value="16777216" calcext:value-type="float">
            <text:p>16777216</text:p>
          </table:table-cell>
          <table:table-cell table:formula="of:=LOG([.A16]/512; 2)" office:value-type="float" office:value="15" calcext:value-type="float">
            <text:p>15</text:p>
          </table:table-cell>
          <table:table-cell table:formula="of:=LOG([.A16]/1024; 2)" office:value-type="float" office:value="14" calcext:value-type="float">
            <text:p>14</text:p>
          </table:table-cell>
          <table:table-cell table:formula="of:=LOG([.A16]/2048; 2)" office:value-type="float" office:value="13" calcext:value-type="float">
            <text:p>13</text:p>
          </table:table-cell>
          <table:table-cell table:formula="of:=LOG([.A16]/4096; 2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[.A16]*2" office:value-type="float" office:value="33554432" calcext:value-type="float">
            <text:p>33554432</text:p>
          </table:table-cell>
          <table:table-cell table:formula="of:=LOG([.A17]/512; 2)" office:value-type="float" office:value="16" calcext:value-type="float">
            <text:p>16</text:p>
          </table:table-cell>
          <table:table-cell table:formula="of:=LOG([.A17]/1024; 2)" office:value-type="float" office:value="15" calcext:value-type="float">
            <text:p>15</text:p>
          </table:table-cell>
          <table:table-cell table:formula="of:=LOG([.A17]/2048; 2)" office:value-type="float" office:value="14" calcext:value-type="float">
            <text:p>14</text:p>
          </table:table-cell>
          <table:table-cell table:formula="of:=LOG([.A17]/4096; 2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[.A17]*2" office:value-type="float" office:value="67108864" calcext:value-type="float">
            <text:p>67108864</text:p>
          </table:table-cell>
          <table:table-cell table:formula="of:=LOG([.A18]/512; 2)" office:value-type="float" office:value="17" calcext:value-type="float">
            <text:p>17</text:p>
          </table:table-cell>
          <table:table-cell table:formula="of:=LOG([.A18]/1024; 2)" office:value-type="float" office:value="16" calcext:value-type="float">
            <text:p>16</text:p>
          </table:table-cell>
          <table:table-cell table:formula="of:=LOG([.A18]/2048; 2)" office:value-type="float" office:value="15" calcext:value-type="float">
            <text:p>15</text:p>
          </table:table-cell>
          <table:table-cell table:formula="of:=LOG([.A18]/4096; 2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[.A18]*2" office:value-type="float" office:value="134217728" calcext:value-type="float">
            <text:p>134217728</text:p>
          </table:table-cell>
          <table:table-cell table:formula="of:=LOG([.A19]/512; 2)" office:value-type="float" office:value="18" calcext:value-type="float">
            <text:p>18</text:p>
          </table:table-cell>
          <table:table-cell table:formula="of:=LOG([.A19]/1024; 2)" office:value-type="float" office:value="17" calcext:value-type="float">
            <text:p>17</text:p>
          </table:table-cell>
          <table:table-cell table:formula="of:=LOG([.A19]/2048; 2)" office:value-type="float" office:value="16" calcext:value-type="float">
            <text:p>16</text:p>
          </table:table-cell>
          <table:table-cell table:formula="of:=LOG([.A19]/4096; 2)" office:value-type="float" office:value="15" calcext:value-type="float">
            <text:p>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0:05:30.774806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20:19:22.519003841</meta:creation-date>
    <dc:date>2015-06-24T13:57:00.098957901</dc:date>
    <meta:editing-duration>PT7H24M6S</meta:editing-duration>
    <meta:editing-cycles>36</meta:editing-cycles>
    <meta:generator>LibreOffice/4.2.8.2$Linux_X86_64 LibreOffice_project/420m0$Build-2</meta:generator>
    <meta:document-statistic meta:table-count="9" meta:cell-count="1422" meta:object-count="0"/>
  </office:meta>
</office:document-meta>
</file>